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tyle:font-family-generic="roman"/>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671cm" fo:margin-left="-0.323cm" table:align="left" style:writing-mode="lr-tb"/>
    </style:style>
    <style:style style:name="Table1.A" style:family="table-column">
      <style:table-column-properties style:column-width="4.604cm"/>
    </style:style>
    <style:style style:name="Table1.B" style:family="table-column">
      <style:table-column-properties style:column-width="2.487cm"/>
    </style:style>
    <style:style style:name="Table1.C" style:family="table-column">
      <style:table-column-properties style:column-width="7.521cm"/>
    </style:style>
    <style:style style:name="Table1.D" style:family="table-column">
      <style:table-column-properties style:column-width="3.05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P1" style:family="paragraph" style:parent-style-name="Header">
      <style:paragraph-properties>
        <style:tab-stops>
          <style:tab-stop style:position="8.255cm" style:type="center"/>
          <style:tab-stop style:position="16.986cm" style:type="right"/>
        </style:tab-stops>
      </style:paragraph-properties>
    </style:style>
    <style:style style:name="P2" style:family="paragraph" style:parent-style-name="Standard">
      <style:paragraph-properties fo:text-align="start" style:justify-single-word="false"/>
      <style:text-properties fo:font-weight="bold" officeooo:rsid="001b5023" officeooo:paragraph-rsid="001b5023" style:font-weight-asian="bold"/>
    </style:style>
    <style:style style:name="P3" style:family="paragraph" style:parent-style-name="Standard">
      <style:text-properties fo:font-weight="bold" officeooo:paragraph-rsid="001f6333" style:font-weight-asian="bold" style:font-weight-complex="bold"/>
    </style:style>
    <style:style style:name="P4" style:family="paragraph" style:parent-style-name="Standard">
      <style:text-properties fo:font-weight="bold" officeooo:paragraph-rsid="00278970" style:font-weight-asian="bold" style:font-weight-complex="bold"/>
    </style:style>
    <style:style style:name="P5" style:family="paragraph" style:parent-style-name="Standard">
      <style:text-properties officeooo:paragraph-rsid="001b5023"/>
    </style:style>
    <style:style style:name="P6" style:family="paragraph" style:parent-style-name="Standard">
      <style:paragraph-properties fo:text-align="start" style:justify-single-word="false"/>
      <style:text-properties officeooo:paragraph-rsid="001f6333"/>
    </style:style>
    <style:style style:name="P7" style:family="paragraph" style:parent-style-name="Standard">
      <style:text-properties officeooo:paragraph-rsid="001eba03"/>
    </style:style>
    <style:style style:name="P8" style:family="paragraph" style:parent-style-name="Standard">
      <style:text-properties officeooo:paragraph-rsid="001f6333"/>
    </style:style>
    <style:style style:name="P9" style:family="paragraph" style:parent-style-name="Standard">
      <style:text-properties fo:font-weight="normal" officeooo:paragraph-rsid="001f6333" style:font-weight-asian="normal" style:font-weight-complex="normal"/>
    </style:style>
    <style:style style:name="P10" style:family="paragraph" style:parent-style-name="Standard">
      <style:text-properties fo:font-style="normal" fo:font-weight="bold" officeooo:paragraph-rsid="001f6333" style:font-style-asian="normal" style:font-weight-asian="bold" style:font-style-complex="normal" style:font-weight-complex="bold"/>
    </style:style>
    <style:style style:name="P11" style:family="paragraph" style:parent-style-name="Standard">
      <style:text-properties fo:font-style="normal" fo:font-weight="normal" officeooo:paragraph-rsid="001f6333" style:font-style-asian="normal" style:font-weight-asian="normal" style:font-style-complex="normal" style:font-weight-complex="normal"/>
    </style:style>
    <style:style style:name="P12" style:family="paragraph" style:parent-style-name="Standard">
      <style:text-properties officeooo:paragraph-rsid="00207fb4"/>
    </style:style>
    <style:style style:name="P13" style:family="paragraph" style:parent-style-name="Standard">
      <style:paragraph-properties fo:background-color="#ffffff">
        <style:tab-stops>
          <style:tab-stop style:position="1.27cm"/>
          <style:tab-stop style:position="16.51cm" style:type="right" style:leader-style="dotted" style:leader-text="."/>
        </style:tab-stops>
        <style:background-image/>
      </style:paragraph-properties>
      <style:text-properties style:font-name="Times New Roman" fo:language="en" fo:country="IN" fo:font-weight="bold" officeooo:paragraph-rsid="001b5023" fo:background-color="transparent" style:font-name-asian="Times" style:language-asian="en" style:country-asian="IN" style:font-weight-asian="bold" style:font-name-complex="Times New Roman"/>
    </style:style>
    <style:style style:name="P14" style:family="paragraph" style:parent-style-name="Contents_20_1">
      <style:paragraph-properties fo:background-color="#ffffff">
        <style:background-image/>
      </style:paragraph-properties>
      <style:text-properties officeooo:paragraph-rsid="001b5023"/>
    </style:style>
    <style:style style:name="P15" style:family="paragraph" style:parent-style-name="Standard">
      <style:paragraph-properties fo:margin-top="0.071cm" fo:margin-bottom="0.071cm" style:contextual-spacing="false"/>
      <style:text-properties fo:font-weight="bold" officeooo:paragraph-rsid="001b5023" style:font-weight-asian="bold"/>
    </style:style>
    <style:style style:name="P16" style:family="paragraph" style:parent-style-name="Standard">
      <style:paragraph-properties fo:margin-top="0.071cm" fo:margin-bottom="0.071cm" style:contextual-spacing="false" style:snap-to-layout-grid="false"/>
      <style:text-properties fo:font-weight="normal" officeooo:paragraph-rsid="001b5023" style:font-weight-asian="normal" style:font-weight-complex="normal"/>
    </style:style>
    <style:style style:name="P17" style:family="paragraph" style:parent-style-name="Standard">
      <style:paragraph-properties fo:margin-top="0.071cm" fo:margin-bottom="0.071cm" style:contextual-spacing="false" style:snap-to-layout-grid="false"/>
      <style:text-properties officeooo:paragraph-rsid="001b5023"/>
    </style:style>
    <style:style style:name="P18" style:family="paragraph" style:parent-style-name="Standard">
      <style:paragraph-properties fo:margin-top="0.071cm" fo:margin-bottom="0.071cm" style:contextual-spacing="false" fo:text-align="center" style:justify-single-word="false" style:snap-to-layout-grid="false"/>
      <style:text-properties officeooo:paragraph-rsid="001b5023"/>
    </style:style>
    <style:style style:name="P19" style:family="paragraph" style:parent-style-name="Heading">
      <style:paragraph-properties fo:margin-top="0.101cm" fo:margin-bottom="0.101cm" style:contextual-spacing="false" fo:text-align="center" style:justify-single-word="false"/>
      <style:text-properties fo:font-size="20pt" officeooo:paragraph-rsid="0018b0bd" style:font-size-asian="20pt"/>
    </style:style>
    <style:style style:name="P20" style:family="paragraph" style:parent-style-name="ByLine">
      <style:paragraph-properties fo:margin-top="0.101cm" fo:margin-bottom="0.101cm" style:contextual-spacing="false" fo:text-align="center" style:justify-single-word="false"/>
      <style:text-properties officeooo:paragraph-rsid="0018b0bd"/>
    </style:style>
    <style:style style:name="P21" style:family="paragraph" style:parent-style-name="ByLine">
      <style:paragraph-properties fo:margin-top="0.101cm" fo:margin-bottom="0.101cm" style:contextual-spacing="false" fo:text-align="center" style:justify-single-word="false"/>
      <style:text-properties style:font-name="Comic Sans MS" officeooo:paragraph-rsid="0018b0bd" style:font-name-complex="Comic Sans MS"/>
    </style:style>
    <style:style style:name="P22" style:family="paragraph" style:parent-style-name="Heading">
      <style:paragraph-properties fo:text-align="center" style:justify-single-word="false"/>
      <style:text-properties officeooo:paragraph-rsid="0018b0bd"/>
    </style:style>
    <style:style style:name="P23" style:family="paragraph" style:parent-style-name="Heading">
      <style:paragraph-properties fo:text-align="center" style:justify-single-word="false"/>
      <style:text-properties fo:font-size="30pt" officeooo:paragraph-rsid="0018b0bd" style:font-size-asian="30pt" style:font-size-complex="30pt"/>
    </style:style>
    <style:style style:name="P24" style:family="paragraph" style:parent-style-name="ByLine">
      <style:paragraph-properties fo:text-align="center" style:justify-single-word="false"/>
      <style:text-properties officeooo:paragraph-rsid="0018b0bd"/>
    </style:style>
    <style:style style:name="P25" style:family="paragraph" style:parent-style-name="ByLine">
      <style:paragraph-properties fo:text-align="center" style:justify-single-word="false"/>
      <style:text-properties officeooo:rsid="001b5023" officeooo:paragraph-rsid="0018b0bd"/>
    </style:style>
    <style:style style:name="P26" style:family="paragraph" style:parent-style-name="ByLine">
      <style:paragraph-properties fo:margin-top="0.42cm" fo:margin-bottom="0.499cm" style:contextual-spacing="false" fo:text-align="center" style:justify-single-word="false"/>
      <style:text-properties officeooo:paragraph-rsid="0018b0bd"/>
    </style:style>
    <style:style style:name="P27" style:family="paragraph" style:parent-style-name="template">
      <style:paragraph-properties fo:text-align="start" style:justify-single-word="false"/>
      <style:text-properties fo:font-weight="bold" officeooo:rsid="001f6333" officeooo:paragraph-rsid="001f6333" style:font-weight-asian="bold"/>
    </style:style>
    <style:style style:name="P28" style:family="paragraph" style:parent-style-name="template">
      <style:text-properties fo:font-size="12pt" officeooo:paragraph-rsid="001f6333" style:font-size-asian="12pt" style:font-size-complex="12pt"/>
    </style:style>
    <style:style style:name="P29" style:family="paragraph" style:parent-style-name="template">
      <style:text-properties officeooo:paragraph-rsid="001f6333"/>
    </style:style>
    <style:style style:name="P30" style:family="paragraph" style:parent-style-name="template">
      <style:text-properties style:font-name="Times New Roman" fo:font-size="12pt" fo:font-style="normal" officeooo:paragraph-rsid="001f6333" style:font-size-asian="12pt" style:font-style-asian="normal" style:font-name-complex="Times New Roman" style:font-size-complex="12pt" style:font-style-complex="normal"/>
    </style:style>
    <style:style style:name="P31" style:family="paragraph" style:parent-style-name="Contents_20_2">
      <style:paragraph-properties fo:margin-left="0cm" fo:margin-right="0cm" fo:text-indent="0cm" style:auto-text-indent="false" fo:background-color="#ffffff">
        <style:tab-stops>
          <style:tab-stop style:position="1.27cm"/>
          <style:tab-stop style:position="16.51cm" style:type="right" style:leader-style="dotted" style:leader-text="."/>
        </style:tab-stops>
        <style:background-image/>
      </style:paragraph-properties>
      <style:text-properties fo:language="en" fo:country="IN" officeooo:paragraph-rsid="001b5023" fo:background-color="transparent" style:font-name-asian="Times" style:language-asian="en" style:country-asian="IN"/>
    </style:style>
    <style:style style:name="P32" style:family="paragraph" style:parent-style-name="Contents_20_2">
      <style:paragraph-properties fo:margin-left="0cm" fo:margin-right="0cm" fo:text-indent="0cm" style:auto-text-indent="false" fo:background-color="#ffffff">
        <style:tab-stops>
          <style:tab-stop style:position="1.27cm"/>
          <style:tab-stop style:position="16.51cm" style:type="right" style:leader-style="dotted" style:leader-text="."/>
        </style:tab-stops>
        <style:background-image/>
      </style:paragraph-properties>
      <style:text-properties officeooo:paragraph-rsid="001b5023"/>
    </style:style>
    <style:style style:name="P33" style:family="paragraph" style:parent-style-name="level_20_4">
      <style:paragraph-properties fo:margin-left="0cm" fo:margin-right="0cm" fo:text-indent="0cm" style:auto-text-indent="false"/>
      <style:text-properties fo:font-weight="bold" officeooo:paragraph-rsid="001f6333" style:font-weight-asian="bold" style:font-weight-complex="bold"/>
    </style:style>
    <style:style style:name="P34" style:family="paragraph" style:parent-style-name="level_20_4">
      <style:paragraph-properties fo:margin-left="0cm" fo:margin-right="0cm" fo:text-indent="0cm" style:auto-text-indent="false"/>
      <style:text-properties officeooo:paragraph-rsid="001f6333"/>
    </style:style>
    <style:style style:name="P35" style:family="paragraph" style:parent-style-name="requirement">
      <style:paragraph-properties fo:margin-left="0cm" fo:margin-right="0cm" fo:text-indent="0cm" style:auto-text-indent="false"/>
      <style:text-properties fo:font-weight="bold" officeooo:paragraph-rsid="001f6333" style:font-weight-asian="bold" style:font-weight-complex="bold"/>
    </style:style>
    <style:style style:name="P36" style:family="paragraph" style:parent-style-name="requirement">
      <style:paragraph-properties fo:margin-left="0cm" fo:margin-right="0cm" fo:text-indent="0cm" style:auto-text-indent="false"/>
      <style:text-properties officeooo:paragraph-rsid="001f6333"/>
    </style:style>
    <style:style style:name="P37" style:family="paragraph" style:parent-style-name="TOCEntry">
      <style:text-properties fo:font-size="12pt" fo:font-weight="normal" officeooo:paragraph-rsid="001b5023" style:font-size-asian="12pt" style:font-weight-asian="normal" style:font-size-complex="12pt" style:font-weight-complex="normal"/>
    </style:style>
    <style:style style:name="P38" style:family="paragraph" style:parent-style-name="TOCEntry">
      <style:text-properties officeooo:paragraph-rsid="001b5023"/>
    </style:style>
    <style:style style:name="P39" style:family="paragraph" style:parent-style-name="requirement">
      <style:text-properties officeooo:paragraph-rsid="001f6333"/>
    </style:style>
    <style:style style:name="P40" style:family="paragraph" style:parent-style-name="Standard">
      <style:text-properties officeooo:paragraph-rsid="002d747c"/>
    </style:style>
    <style:style style:name="P41" style:family="paragraph" style:parent-style-name="Standard">
      <style:text-properties officeooo:paragraph-rsid="002ea978"/>
    </style:style>
    <style:style style:name="P42" style:family="paragraph" style:parent-style-name="Standard">
      <style:text-properties officeooo:paragraph-rsid="002efd9c"/>
    </style:style>
    <style:style style:name="P43" style:family="paragraph" style:parent-style-name="Standard">
      <style:text-properties fo:font-weight="normal" officeooo:paragraph-rsid="001f6333" style:font-weight-asian="normal" style:font-weight-complex="normal"/>
    </style:style>
    <style:style style:name="P44" style:family="paragraph" style:parent-style-name="Standard">
      <style:text-properties fo:font-weight="bold" officeooo:rsid="003089c1" officeooo:paragraph-rsid="003089c1" style:font-weight-asian="bold" style:font-weight-complex="bold"/>
    </style:style>
    <style:style style:name="P45" style:family="paragraph" style:parent-style-name="Standard" style:list-style-name="L1">
      <style:text-properties fo:font-weight="bold" officeooo:rsid="003089c1" officeooo:paragraph-rsid="003089c1" style:font-weight-asian="bold" style:font-weight-complex="bold"/>
    </style:style>
    <style:style style:name="P46" style:family="paragraph" style:parent-style-name="Standard">
      <style:text-properties fo:font-weight="bold" officeooo:rsid="003089c1" officeooo:paragraph-rsid="00340012" style:font-weight-asian="bold" style:font-weight-complex="bold"/>
    </style:style>
    <style:style style:name="P47" style:family="paragraph" style:parent-style-name="Standard">
      <style:text-properties fo:font-weight="bold" officeooo:rsid="003089c1" officeooo:paragraph-rsid="0035807e" style:font-weight-asian="bold" style:font-weight-complex="bold"/>
    </style:style>
    <style:style style:name="P48" style:family="paragraph" style:parent-style-name="Standard">
      <style:text-properties fo:font-weight="bold" officeooo:paragraph-rsid="001f6333" style:font-weight-asian="bold" style:font-weight-complex="bold"/>
    </style:style>
    <style:style style:name="P49" style:family="paragraph" style:parent-style-name="Standard">
      <style:text-properties fo:font-weight="bold" officeooo:paragraph-rsid="003089c1" style:font-weight-asian="bold" style:font-weight-complex="bold"/>
    </style:style>
    <style:style style:name="P50" style:family="paragraph" style:parent-style-name="Standard">
      <style:text-properties fo:font-weight="bold" officeooo:paragraph-rsid="00340012" style:font-weight-asian="bold" style:font-weight-complex="bold"/>
    </style:style>
    <style:style style:name="P51" style:family="paragraph" style:parent-style-name="Standard" style:list-style-name="L1">
      <style:text-properties fo:font-weight="bold" officeooo:rsid="00340012" officeooo:paragraph-rsid="00340012" style:font-weight-asian="bold" style:font-weight-complex="bold"/>
    </style:style>
    <style:style style:name="P52" style:family="paragraph" style:parent-style-name="Standard">
      <style:text-properties fo:font-weight="bold" officeooo:rsid="00340012" officeooo:paragraph-rsid="00340012" style:font-weight-asian="bold" style:font-weight-complex="bold"/>
    </style:style>
    <style:style style:name="P53" style:family="paragraph" style:parent-style-name="Standard">
      <style:text-properties fo:font-weight="bold" officeooo:rsid="00340012" officeooo:paragraph-rsid="0035807e" style:font-weight-asian="bold" style:font-weight-complex="bold"/>
    </style:style>
    <style:style style:name="P54" style:family="paragraph" style:parent-style-name="Standard" style:list-style-name="L1">
      <style:text-properties fo:font-weight="bold" officeooo:rsid="0035807e" officeooo:paragraph-rsid="0035807e" style:font-weight-asian="bold" style:font-weight-complex="bold"/>
    </style:style>
    <style:style style:name="P55" style:family="paragraph" style:parent-style-name="Standard" style:list-style-name="L1">
      <style:text-properties officeooo:paragraph-rsid="003089c1"/>
    </style:style>
    <style:style style:name="P56" style:family="paragraph" style:parent-style-name="Standard">
      <style:text-properties fo:font-style="normal" fo:font-weight="normal" officeooo:rsid="0037cae3" officeooo:paragraph-rsid="0037cae3" style:font-style-asian="normal" style:font-weight-asian="normal" style:font-style-complex="normal" style:font-weight-complex="normal"/>
    </style:style>
    <style:style style:name="P57" style:family="paragraph" style:parent-style-name="Standard">
      <style:text-properties fo:font-style="normal" fo:font-weight="normal" officeooo:paragraph-rsid="0037cae3" style:font-style-asian="normal" style:font-weight-asian="normal" style:font-style-complex="normal" style:font-weight-complex="normal"/>
    </style:style>
    <style:style style:name="P58" style:family="paragraph" style:parent-style-name="Standard">
      <style:text-properties officeooo:paragraph-rsid="0037cae3"/>
    </style:style>
    <style:style style:name="P59" style:family="paragraph" style:parent-style-name="Standard">
      <style:text-properties officeooo:rsid="0037cae3" officeooo:paragraph-rsid="0037cae3"/>
    </style:style>
    <style:style style:name="P60" style:family="paragraph" style:parent-style-name="Standard">
      <style:paragraph-properties fo:margin-left="0cm" fo:margin-right="0cm" fo:text-indent="0cm" style:auto-text-indent="false"/>
      <style:text-properties fo:font-weight="bold" officeooo:rsid="003089c1" officeooo:paragraph-rsid="00340012" style:font-weight-asian="bold" style:font-weight-complex="bold"/>
    </style:style>
    <style:style style:name="P61" style:family="paragraph" style:parent-style-name="Standard">
      <style:paragraph-properties fo:margin-left="0cm" fo:margin-right="0cm" fo:text-indent="0cm" style:auto-text-indent="false"/>
      <style:text-properties fo:font-weight="bold" officeooo:rsid="003089c1" officeooo:paragraph-rsid="0035807e" style:font-weight-asian="bold" style:font-weight-complex="bold"/>
    </style:style>
    <style:style style:name="P62" style:family="paragraph" style:parent-style-name="Standard">
      <style:paragraph-properties fo:margin-left="0cm" fo:margin-right="0cm" fo:text-indent="0cm" style:auto-text-indent="false"/>
      <style:text-properties fo:font-weight="normal" officeooo:rsid="00347206" officeooo:paragraph-rsid="00347206" style:font-weight-asian="normal" style:font-weight-complex="normal"/>
    </style:style>
    <style:style style:name="P63" style:family="paragraph" style:parent-style-name="Standard">
      <style:paragraph-properties fo:margin-left="0cm" fo:margin-right="0cm" fo:text-indent="0cm" style:auto-text-indent="false"/>
      <style:text-properties fo:font-weight="normal" officeooo:rsid="00347206" officeooo:paragraph-rsid="0035807e" style:font-weight-asian="normal" style:font-weight-complex="normal"/>
    </style:style>
    <style:style style:name="P64" style:family="paragraph" style:parent-style-name="Standard" style:list-style-name="">
      <style:paragraph-properties fo:margin-left="0cm" fo:margin-right="0cm" fo:margin-top="0.101cm" fo:margin-bottom="0.101cm" style:contextual-spacing="false" fo:text-indent="0cm" style:auto-text-indent="false"/>
      <style:text-properties style:font-name="Times New Roman" fo:font-size="12pt" fo:font-style="normal" fo:font-weight="normal" officeooo:rsid="0039d427" officeooo:paragraph-rsid="0039d427"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list-style-name="">
      <style:paragraph-properties fo:margin-left="0cm" fo:margin-right="0cm" fo:margin-top="0.101cm" fo:margin-bottom="0.101cm" style:contextual-spacing="false" fo:text-indent="0cm" style:auto-text-indent="false"/>
      <style:text-properties style:font-name="Times New Roman" fo:font-size="12pt" fo:font-style="normal" fo:font-weight="normal" officeooo:rsid="0039d427" officeooo:paragraph-rsid="003a715f"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list-style-name="">
      <style:paragraph-properties fo:margin-left="0cm" fo:margin-right="0cm" fo:margin-top="0.101cm" fo:margin-bottom="0.101cm" style:contextual-spacing="false" fo:text-indent="0cm" style:auto-text-indent="false"/>
      <style:text-properties style:font-name="Times New Roman" fo:font-size="12pt" fo:font-style="italic" fo:font-weight="normal" officeooo:rsid="0039d427" officeooo:paragraph-rsid="0039d427" style:font-size-asian="12pt" style:font-style-asian="italic" style:font-weight-asian="normal" style:font-name-complex="Times New Roman" style:font-size-complex="12pt" style:font-style-complex="italic" style:font-weight-complex="normal"/>
    </style:style>
    <style:style style:name="P67" style:family="paragraph" style:parent-style-name="Standard" style:list-style-name="">
      <style:paragraph-properties fo:margin-left="0cm" fo:margin-right="0cm" fo:margin-top="0.101cm" fo:margin-bottom="0.101cm" style:contextual-spacing="false" fo:text-indent="0cm" style:auto-text-indent="false"/>
      <style:text-properties style:font-name="Times New Roman" fo:font-size="12pt" fo:font-style="italic" fo:font-weight="normal" officeooo:rsid="0039d427" officeooo:paragraph-rsid="003a715f" style:font-size-asian="12pt" style:font-style-asian="italic" style:font-weight-asian="normal" style:font-name-complex="Times New Roman" style:font-size-complex="12pt" style:font-style-complex="italic" style:font-weight-complex="normal"/>
    </style:style>
    <style:style style:name="P68" style:family="paragraph" style:parent-style-name="TOCEntry" style:master-page-name="Convert_20_1">
      <style:paragraph-properties style:page-number="auto"/>
      <style:text-properties officeooo:paragraph-rsid="001b5023"/>
    </style:style>
    <style:style style:name="P69" style:family="paragraph" style:parent-style-name="Contents_20_1">
      <style:paragraph-properties fo:margin-left="0cm" fo:margin-right="0cm" fo:text-indent="0cm" style:auto-text-indent="false" fo:background-color="#ffffff">
        <style:background-image/>
      </style:paragraph-properties>
      <style:text-properties officeooo:paragraph-rsid="001b5023"/>
    </style:style>
    <style:style style:name="P70" style:family="paragraph" style:parent-style-name="template">
      <style:text-properties officeooo:paragraph-rsid="001f6333"/>
    </style:style>
    <style:style style:name="P71" style:family="paragraph" style:parent-style-name="template">
      <style:paragraph-properties fo:text-align="start" style:justify-single-word="false"/>
      <style:text-properties style:font-name="Liberation Serif" fo:font-style="normal" fo:font-weight="normal" officeooo:rsid="001b5023" officeooo:paragraph-rsid="001f6333" style:font-style-asian="normal" style:font-weight-asian="normal" style:font-style-complex="normal" style:font-weight-complex="normal"/>
    </style:style>
    <style:style style:name="P72" style:family="paragraph" style:parent-style-name="template">
      <style:text-properties fo:font-weight="bold" officeooo:rsid="001b5023" officeooo:paragraph-rsid="001b5023" style:font-weight-asian="bold"/>
    </style:style>
    <style:style style:name="P73" style:family="paragraph" style:parent-style-name="Contents_20_2">
      <style:paragraph-properties fo:margin-left="0cm" fo:margin-right="0cm" fo:text-indent="0cm" style:auto-text-indent="false" fo:background-color="#ffffff">
        <style:tab-stops>
          <style:tab-stop style:position="1.27cm"/>
          <style:tab-stop style:position="16.51cm" style:type="right" style:leader-style="dotted" style:leader-text="."/>
        </style:tab-stops>
        <style:background-image/>
      </style:paragraph-properties>
      <style:text-properties officeooo:paragraph-rsid="001b5023"/>
    </style:style>
    <style:style style:name="P74" style:family="paragraph" style:parent-style-name="Contents_20_2">
      <style:paragraph-properties fo:margin-left="0cm" fo:margin-right="0cm" fo:text-indent="0cm" style:auto-text-indent="false" fo:background-color="#ffffff">
        <style:tab-stops>
          <style:tab-stop style:position="1.27cm"/>
          <style:tab-stop style:position="16.51cm" style:type="right" style:leader-style="dotted" style:leader-text="."/>
        </style:tab-stops>
        <style:background-image/>
      </style:paragraph-properties>
      <style:text-properties officeooo:paragraph-rsid="003cfdc2"/>
    </style:style>
    <style:style style:name="P75" style:family="paragraph" style:parent-style-name="Heading_20_1">
      <style:text-properties officeooo:paragraph-rsid="001b5023"/>
    </style:style>
    <style:style style:name="P76" style:family="paragraph" style:parent-style-name="Heading_20_1">
      <style:text-properties officeooo:paragraph-rsid="001f6333"/>
    </style:style>
    <style:style style:name="P77" style:family="paragraph" style:parent-style-name="level_20_4">
      <style:paragraph-properties fo:margin-left="0cm" fo:margin-right="0cm" fo:text-indent="0cm" style:auto-text-indent="false"/>
      <style:text-properties officeooo:paragraph-rsid="001f6333"/>
    </style:style>
    <style:style style:name="P78" style:family="paragraph" style:parent-style-name="level_20_4">
      <style:paragraph-properties fo:margin-left="0cm" fo:margin-right="0cm" fo:text-indent="0cm" style:auto-text-indent="false"/>
      <style:text-properties fo:font-weight="bold" officeooo:paragraph-rsid="001f6333" style:font-weight-asian="bold" style:font-weight-complex="bold"/>
    </style:style>
    <style:style style:name="P79" style:family="paragraph" style:parent-style-name="level_20_4">
      <style:paragraph-properties fo:margin-left="0cm" fo:margin-right="0cm" fo:text-indent="0cm" style:auto-text-indent="false"/>
      <style:text-properties fo:font-weight="bold" officeooo:paragraph-rsid="00386985" style:font-weight-asian="bold" style:font-weight-complex="bold"/>
    </style:style>
    <style:style style:name="P80" style:family="paragraph" style:parent-style-name="level_20_4">
      <style:paragraph-properties fo:margin-left="0cm" fo:margin-right="0cm" fo:text-indent="0cm" style:auto-text-indent="false"/>
      <style:text-properties fo:font-weight="bold" officeooo:paragraph-rsid="003a0bcc" style:font-weight-asian="bold" style:font-weight-complex="bold"/>
    </style:style>
    <style:style style:name="P81" style:family="paragraph" style:parent-style-name="level_20_4">
      <style:paragraph-properties fo:margin-left="0cm" fo:margin-right="0cm" fo:text-indent="0cm" style:auto-text-indent="false"/>
      <style:text-properties fo:font-weight="bold" officeooo:paragraph-rsid="003a715f" style:font-weight-asian="bold" style:font-weight-complex="bold"/>
    </style:style>
    <style:style style:name="P82" style:family="paragraph" style:parent-style-name="Heading_20_2">
      <style:text-properties officeooo:paragraph-rsid="001b5023"/>
    </style:style>
    <style:style style:name="P83" style:family="paragraph" style:parent-style-name="Heading_20_2">
      <style:text-properties officeooo:paragraph-rsid="001f6333"/>
    </style:style>
    <style:style style:name="P84" style:family="paragraph" style:parent-style-name="Heading_20_2">
      <style:paragraph-properties fo:margin-top="0.101cm" fo:margin-bottom="0.101cm" style:contextual-spacing="false" fo:text-align="start" style:justify-single-word="false"/>
      <style:text-properties style:font-name="Liberation Serif" fo:font-size="18pt" fo:font-style="normal" fo:font-weight="bold" officeooo:rsid="001f6333" officeooo:paragraph-rsid="001f6333" style:font-size-asian="18pt" style:font-style-asian="normal" style:font-weight-asian="bold" style:font-size-complex="18pt" style:font-style-complex="normal"/>
    </style:style>
    <style:style style:name="P85" style:family="paragraph" style:parent-style-name="Heading_20_2">
      <style:paragraph-properties fo:margin-top="0.101cm" fo:margin-bottom="0.101cm" style:contextual-spacing="false"/>
      <style:text-properties officeooo:paragraph-rsid="001f6333"/>
    </style:style>
    <style:style style:name="P86" style:family="paragraph" style:parent-style-name="Heading_20_2">
      <style:paragraph-properties fo:margin-left="0cm" fo:margin-right="0cm" fo:text-indent="0cm" style:auto-text-indent="false"/>
      <style:text-properties fo:font-weight="bold" officeooo:paragraph-rsid="0037cae3" style:font-weight-asian="bold" style:font-weight-complex="bold"/>
    </style:style>
    <style:style style:name="P87" style:family="paragraph" style:parent-style-name="Heading_20_2">
      <style:paragraph-properties fo:margin-left="0cm" fo:margin-right="0cm" fo:text-indent="0cm" style:auto-text-indent="false"/>
      <style:text-properties fo:font-style="normal" fo:font-weight="bold" officeooo:rsid="0039d427" officeooo:paragraph-rsid="0039d427" style:font-style-asian="normal" style:font-weight-asian="bold" style:font-style-complex="normal" style:font-weight-complex="bold"/>
    </style:style>
    <style:style style:name="P88" style:family="paragraph" style:parent-style-name="Heading_20_2">
      <style:paragraph-properties fo:margin-left="0cm" fo:margin-right="0cm" fo:text-indent="0cm" style:auto-text-indent="false"/>
      <style:text-properties fo:font-style="normal" fo:font-weight="bold" officeooo:rsid="003a715f" officeooo:paragraph-rsid="003a715f" style:font-style-asian="normal" style:font-weight-asian="bold" style:font-style-complex="normal" style:font-weight-complex="bold"/>
    </style:style>
    <style:style style:name="P89" style:family="paragraph" style:parent-style-name="Heading_20_2" style:list-style-name="">
      <style:paragraph-properties fo:margin-left="0cm" fo:margin-right="0cm" fo:margin-top="0.101cm" fo:margin-bottom="0.101cm" style:contextual-spacing="false" fo:text-indent="0cm" style:auto-text-indent="false"/>
      <style:text-properties style:font-name="Times New Roman" fo:font-size="12pt" fo:font-style="normal" fo:font-weight="normal" officeooo:paragraph-rsid="001f6333" style:font-size-asian="12pt" style:font-style-asian="normal" style:font-weight-asian="normal" style:font-name-complex="Times New Roman" style:font-size-complex="12pt" style:font-style-complex="normal" style:font-weight-complex="normal"/>
    </style:style>
    <style:style style:name="P90" style:family="paragraph" style:parent-style-name="Heading_20_2" style:list-style-name="">
      <style:paragraph-properties fo:margin-left="0cm" fo:margin-right="0cm" fo:margin-top="0.101cm" fo:margin-bottom="0.101cm" style:contextual-spacing="false" fo:text-indent="0cm" style:auto-text-indent="false"/>
      <style:text-properties style:font-name="Times New Roman" fo:font-size="12pt" fo:font-style="normal" fo:font-weight="normal" officeooo:paragraph-rsid="003a715f" style:font-size-asian="12pt" style:font-style-asian="normal" style:font-weight-asian="normal" style:font-name-complex="Times New Roman" style:font-size-complex="12pt" style:font-style-complex="normal" style:font-weight-complex="normal"/>
    </style:style>
    <style:style style:name="P91" style:family="paragraph" style:parent-style-name="Heading_20_2" style:list-style-name="">
      <style:paragraph-properties fo:margin-left="0cm" fo:margin-right="0cm" fo:margin-top="0.101cm" fo:margin-bottom="0.101cm" style:contextual-spacing="false" fo:text-indent="0cm" style:auto-text-indent="false"/>
      <style:text-properties officeooo:paragraph-rsid="001f6333"/>
    </style:style>
    <style:style style:name="P92" style:family="paragraph" style:parent-style-name="Heading_20_2" style:list-style-name="">
      <style:paragraph-properties fo:margin-left="0cm" fo:margin-right="0cm" fo:margin-top="0.101cm" fo:margin-bottom="0.101cm" style:contextual-spacing="false" fo:text-indent="0cm" style:auto-text-indent="false"/>
      <style:text-properties officeooo:paragraph-rsid="003a715f"/>
    </style:style>
    <style:style style:name="P93" style:family="paragraph" style:parent-style-name="requirement">
      <style:paragraph-properties fo:margin-left="0cm" fo:margin-right="0cm" fo:text-indent="0cm" style:auto-text-indent="false"/>
      <style:text-properties officeooo:paragraph-rsid="001f6333"/>
    </style:style>
    <style:style style:name="P94" style:family="paragraph" style:parent-style-name="requirement">
      <style:paragraph-properties fo:margin-left="0cm" fo:margin-right="0cm" fo:text-indent="0cm" style:auto-text-indent="false"/>
      <style:text-properties officeooo:paragraph-rsid="003714e7"/>
    </style:style>
    <style:style style:name="P95" style:family="paragraph" style:parent-style-name="requirement">
      <style:paragraph-properties fo:margin-left="0cm" fo:margin-right="0cm" fo:text-indent="0cm" style:auto-text-indent="false"/>
      <style:text-properties fo:font-weight="bold" officeooo:paragraph-rsid="00386985" style:font-weight-asian="bold" style:font-weight-complex="bold"/>
    </style:style>
    <style:style style:name="P96" style:family="paragraph" style:parent-style-name="requirement">
      <style:paragraph-properties fo:margin-left="0cm" fo:margin-right="0cm" fo:text-indent="0cm" style:auto-text-indent="false"/>
      <style:text-properties officeooo:paragraph-rsid="00386985"/>
    </style:style>
    <style:style style:name="P97" style:family="paragraph" style:parent-style-name="requirement">
      <style:paragraph-properties fo:margin-left="0cm" fo:margin-right="0cm" fo:text-indent="0cm" style:auto-text-indent="false"/>
      <style:text-properties officeooo:paragraph-rsid="0039d427"/>
    </style:style>
    <style:style style:name="P98" style:family="paragraph" style:parent-style-name="requirement">
      <style:paragraph-properties fo:margin-left="0cm" fo:margin-right="0cm" fo:text-indent="0cm" style:auto-text-indent="false"/>
      <style:text-properties officeooo:paragraph-rsid="003a0bcc"/>
    </style:style>
    <style:style style:name="P99" style:family="paragraph" style:parent-style-name="requirement">
      <style:paragraph-properties fo:margin-left="0cm" fo:margin-right="0cm" fo:text-indent="0cm" style:auto-text-indent="false"/>
      <style:text-properties officeooo:paragraph-rsid="003a715f"/>
    </style:style>
    <style:style style:name="P100" style:family="paragraph" style:parent-style-name="requirement" style:list-style-name="">
      <style:paragraph-properties fo:margin-left="0cm" fo:margin-right="0cm" fo:margin-top="0.101cm" fo:margin-bottom="0.101cm" style:contextual-spacing="false" fo:text-indent="0cm" style:auto-text-indent="false"/>
      <style:text-properties style:font-name="Times New Roman" fo:font-size="12pt" fo:font-style="normal" fo:font-weight="bold" officeooo:rsid="0039d427" officeooo:paragraph-rsid="003a0bcc" style:font-size-asian="12pt" style:font-style-asian="normal" style:font-weight-asian="bold" style:font-name-complex="Times New Roman" style:font-size-complex="12pt" style:font-style-complex="normal" style:font-weight-complex="bold"/>
    </style:style>
    <style:style style:name="T1" style:family="text">
      <style:text-properties fo:font-size="12pt" style:font-size-asian="12pt"/>
    </style:style>
    <style:style style:name="T2" style:family="text">
      <style:text-properties fo:font-size="12pt" fo:font-style="normal" fo:font-weight="bold" style:font-name-asian="Times" style:font-size-asian="12pt" style:font-style-asian="normal" style:font-weight-asian="bold" style:font-size-complex="12pt" style:font-style-complex="normal" style:font-weight-complex="bold"/>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officeooo:rsid="00208f77"/>
    </style:style>
    <style:style style:name="T5" style:family="text">
      <style:text-properties style:text-position="super 58%" officeooo:rsid="001b5023"/>
    </style:style>
    <style:style style:name="T6" style:family="text">
      <style:text-properties fo:font-variant="normal" fo:text-transform="none" fo:color="#000000" style:font-name="arial" fo:font-size="24pt" fo:letter-spacing="normal" fo:font-style="italic" fo:font-weight="normal" style:font-size-asian="24pt" style:font-style-asian="italic" style:font-weight-asian="normal" style:font-name-complex="arial" style:font-size-complex="24pt" style:font-style-complex="italic" style:font-weight-complex="bold"/>
    </style:style>
    <style:style style:name="T7" style:family="text">
      <style:text-properties fo:font-variant="normal" fo:text-transform="none" fo:color="#000000" style:font-name="arial" fo:font-size="24pt" fo:letter-spacing="normal" fo:font-style="italic" fo:font-weight="normal" officeooo:rsid="001b5023" style:font-size-asian="24pt" style:font-style-asian="italic" style:font-weight-asian="normal" style:font-name-complex="arial" style:font-size-complex="24pt" style:font-style-complex="italic" style:font-weight-complex="bold"/>
    </style:style>
    <style:style style:name="T8" style:family="text">
      <style:text-properties fo:font-size="30pt" fo:font-weight="bold" style:font-size-asian="30pt" style:font-weight-asian="bold" style:font-size-complex="30pt" style:font-weight-complex="bold"/>
    </style:style>
    <style:style style:name="T9" style:family="text">
      <style:text-properties fo:font-size="30pt" fo:font-weight="bold" officeooo:rsid="001b5023" style:font-size-asian="30pt" style:font-weight-asian="bold" style:font-size-complex="30pt" style:font-weight-complex="bold"/>
    </style:style>
    <style:style style:name="T10" style:family="text">
      <style:text-properties fo:font-weight="bold" style:font-weight-asian="bold" style:font-weight-complex="bold"/>
    </style:style>
    <style:style style:name="T11" style:family="text">
      <style:text-properties fo:font-weight="bold" officeooo:rsid="0021fc21" style:font-weight-asian="bold" style:font-weight-complex="bold"/>
    </style:style>
    <style:style style:name="T12" style:family="text">
      <style:text-properties fo:font-weight="bold" officeooo:rsid="00237b15" style:font-weight-asian="bold" style:font-weight-complex="bold"/>
    </style:style>
    <style:style style:name="T13" style:family="text">
      <style:text-properties fo:font-weight="bold" officeooo:rsid="002efd9c" style:font-weight-asian="bold" style:font-weight-complex="bold"/>
    </style:style>
    <style:style style:name="T14" style:family="text">
      <style:text-properties fo:font-weight="bold" officeooo:rsid="003089c1" style:font-weight-asian="bold" style:font-weight-complex="bold"/>
    </style:style>
    <style:style style:name="T15" style:family="text">
      <style:text-properties fo:font-weight="bold" officeooo:rsid="003714e7" style:font-weight-asian="bold" style:font-weight-complex="bold"/>
    </style:style>
    <style:style style:name="T16" style:family="text">
      <style:text-properties fo:font-weight="bold" officeooo:rsid="00386985" style:font-weight-asian="bold" style:font-weight-complex="bold"/>
    </style:style>
    <style:style style:name="T17" style:family="text">
      <style:text-properties fo:font-weight="bold" officeooo:rsid="003a715f" style:font-weight-asian="bold" style:font-weight-complex="bold"/>
    </style:style>
    <style:style style:name="T18" style:family="text">
      <style:text-properties officeooo:rsid="001b5023"/>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37cae3" style:font-style-asian="italic" style:font-weight-asian="normal" style:font-style-complex="italic" style:font-weight-complex="normal"/>
    </style:style>
    <style:style style:name="T22" style:family="text">
      <style:text-properties fo:background-color="transparent" loext:char-shading-value="0"/>
    </style:style>
    <style:style style:name="T23" style:family="text">
      <style:text-properties officeooo:rsid="003e1555" fo:background-color="transparent" loext:char-shading-value="0"/>
    </style:style>
    <style:style style:name="T24" style:family="text">
      <style:text-properties fo:language="en" fo:country="IN" fo:background-color="transparent" loext:char-shading-value="0" style:font-name-asian="Times" style:language-asian="en" style:country-asian="IN"/>
    </style:style>
    <style:style style:name="T25" style:family="text">
      <style:text-properties fo:language="en" fo:country="IN" fo:background-color="transparent" loext:char-shading-value="0" style:language-asian="en" style:country-asian="IN"/>
    </style:style>
    <style:style style:name="T26" style:family="text">
      <style:text-properties fo:language="en" fo:country="IN" officeooo:rsid="003bb890" fo:background-color="transparent" loext:char-shading-value="0" style:language-asian="en" style:country-asian="IN"/>
    </style:style>
    <style:style style:name="T27" style:family="text">
      <style:text-properties fo:language="en" fo:country="IN" officeooo:rsid="003cfdc2" fo:background-color="transparent" loext:char-shading-value="0" style:language-asian="en" style:country-asian="IN"/>
    </style:style>
    <style:style style:name="T28" style:family="text">
      <style:text-properties fo:language="en" fo:country="IN" officeooo:rsid="003e1555" fo:background-color="transparent" loext:char-shading-value="0" style:language-asian="en" style:country-asian="IN"/>
    </style:style>
    <style:style style:name="T29" style:family="text">
      <style:text-properties fo:language="en" fo:country="IN" fo:font-weight="normal" fo:background-color="transparent" loext:char-shading-value="0" style:language-asian="en" style:country-asian="IN" style:font-weight-asian="normal" style:font-weight-complex="normal"/>
    </style:style>
    <style:style style:name="T30" style:family="text">
      <style:text-properties fo:language="en" fo:country="IN" fo:font-weight="normal" officeooo:rsid="003e1555" fo:background-color="transparent" loext:char-shading-value="0" style:language-asian="en" style:country-asian="IN" style:font-weight-asian="normal" style:font-weight-complex="normal"/>
    </style:style>
    <style:style style:name="T31" style:family="text">
      <style:text-properties style:font-name-asian="Times"/>
    </style:style>
    <style:style style:name="T32" style:family="text">
      <style:text-properties officeooo:rsid="001d007d"/>
    </style:style>
    <style:style style:name="T33" style:family="text">
      <style:text-properties officeooo:rsid="001eba03"/>
    </style:style>
    <style:style style:name="T34" style:family="text">
      <style:text-properties officeooo:rsid="001f6333"/>
    </style:style>
    <style:style style:name="T35" style:family="text">
      <style:text-properties fo:font-weight="normal" style:font-weight-asian="normal" style:font-weight-complex="normal"/>
    </style:style>
    <style:style style:name="T36" style:family="text">
      <style:text-properties fo:font-weight="normal" officeooo:rsid="00208f77" style:font-weight-asian="normal" style:font-weight-complex="normal"/>
    </style:style>
    <style:style style:name="T37" style:family="text">
      <style:text-properties fo:font-weight="normal" officeooo:rsid="00237b15" style:font-weight-asian="normal" style:font-weight-complex="normal"/>
    </style:style>
    <style:style style:name="T38" style:family="text">
      <style:text-properties fo:font-weight="normal" officeooo:rsid="00278970" style:font-weight-asian="normal" style:font-weight-complex="normal"/>
    </style:style>
    <style:style style:name="T39" style:family="text">
      <style:text-properties fo:font-weight="normal" officeooo:rsid="0028ad41" style:font-weight-asian="normal" style:font-weight-complex="normal"/>
    </style:style>
    <style:style style:name="T40" style:family="text">
      <style:text-properties fo:font-weight="normal" officeooo:rsid="002a8c1a" style:font-weight-asian="normal" style:font-weight-complex="normal"/>
    </style:style>
    <style:style style:name="T41" style:family="text">
      <style:text-properties fo:font-weight="normal" officeooo:rsid="002efd9c" style:font-weight-asian="normal" style:font-weight-complex="normal"/>
    </style:style>
    <style:style style:name="T42" style:family="text">
      <style:text-properties fo:font-weight="normal" officeooo:rsid="003089c1" style:font-weight-asian="normal" style:font-weight-complex="normal"/>
    </style:style>
    <style:style style:name="T43" style:family="text">
      <style:text-properties fo:font-weight="normal" officeooo:rsid="00322787" style:font-weight-asian="normal" style:font-weight-complex="normal"/>
    </style:style>
    <style:style style:name="T44" style:family="text">
      <style:text-properties fo:font-weight="normal" officeooo:rsid="00340012" style:font-weight-asian="normal" style:font-weight-complex="normal"/>
    </style:style>
    <style:style style:name="T45" style:family="text">
      <style:text-properties fo:font-weight="normal" officeooo:rsid="00347206" style:font-weight-asian="normal" style:font-weight-complex="normal"/>
    </style:style>
    <style:style style:name="T46" style:family="text">
      <style:text-properties fo:font-weight="normal" officeooo:rsid="0035807e" style:font-weight-asian="normal" style:font-weight-complex="normal"/>
    </style:style>
    <style:style style:name="T47" style:family="text">
      <style:text-properties fo:font-weight="normal" officeooo:rsid="0036331c" style:font-weight-asian="normal" style:font-weight-complex="normal"/>
    </style:style>
    <style:style style:name="T48" style:family="text">
      <style:text-properties fo:font-weight="normal" officeooo:rsid="003714e7" style:font-weight-asian="normal" style:font-weight-complex="normal"/>
    </style:style>
    <style:style style:name="T49" style:family="text">
      <style:text-properties fo:font-weight="normal" officeooo:rsid="00386985" style:font-weight-asian="normal" style:font-weight-complex="normal"/>
    </style:style>
    <style:style style:name="T50" style:family="text">
      <style:text-properties fo:font-weight="normal" officeooo:rsid="003a0bcc" style:font-weight-asian="normal" style:font-weight-complex="normal"/>
    </style:style>
    <style:style style:name="T51" style:family="text">
      <style:text-properties fo:font-weight="normal" officeooo:rsid="003a715f" style:font-weight-asian="normal" style:font-weight-complex="normal"/>
    </style:style>
    <style:style style:name="T52" style:family="text">
      <style:text-properties officeooo:rsid="00207fb4"/>
    </style:style>
    <style:style style:name="T53" style:family="text">
      <style:text-properties officeooo:rsid="0021fc21"/>
    </style:style>
    <style:style style:name="T54" style:family="text">
      <style:text-properties officeooo:rsid="00237b15"/>
    </style:style>
    <style:style style:name="T55" style:family="text">
      <style:text-properties officeooo:rsid="0025e25f"/>
    </style:style>
    <style:style style:name="T56" style:family="text">
      <style:text-properties officeooo:rsid="00278970"/>
    </style:style>
    <style:style style:name="T57" style:family="text">
      <style:text-properties officeooo:rsid="002a8c1a"/>
    </style:style>
    <style:style style:name="T58" style:family="text">
      <style:text-properties officeooo:rsid="002ae4f4"/>
    </style:style>
    <style:style style:name="T59" style:family="text">
      <style:text-properties officeooo:rsid="002d747c"/>
    </style:style>
    <style:style style:name="T60" style:family="text">
      <style:text-properties officeooo:rsid="002ea978"/>
    </style:style>
    <style:style style:name="T61" style:family="text">
      <style:text-properties officeooo:rsid="002efd9c"/>
    </style:style>
    <style:style style:name="T62" style:family="text">
      <style:text-properties officeooo:rsid="003089c1"/>
    </style:style>
    <style:style style:name="T63" style:family="text">
      <style:text-properties officeooo:rsid="00347206"/>
    </style:style>
    <style:style style:name="T64" style:family="text">
      <style:text-properties officeooo:rsid="0037cae3"/>
    </style:style>
    <style:style style:name="T65" style:family="text">
      <style:text-properties officeooo:rsid="00386985"/>
    </style:style>
    <style:style style:name="T66" style:family="text">
      <style:text-properties officeooo:rsid="0039d427"/>
    </style:style>
    <style:style style:name="T67" style:family="text">
      <style:text-properties officeooo:rsid="003a715f"/>
    </style:style>
    <style:style style:name="T68" style:family="text">
      <style:text-properties officeooo:rsid="003b94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oftware Requirements Specification</text:p>
      <text:p text:style-name="P19">for</text:p>
      <text:p text:style-name="P22"><text:span text:style-name="T9">MusicEngine</text:span><text:span text:style-name="T8">:</text:span> <text:span text:style-name="T6">A </text:span><text:span text:style-name="T7">p</text:span><text:span text:style-name="T6">latform </text:span><text:span text:style-name="T7">where you become the owner of your composition</text:span></text:p>
      <text:p text:style-name="P26"/>
      <text:p text:style-name="P26"/>
      <text:p text:style-name="P26">Prepared by:</text:p>
      <text:p text:style-name="P21">AKSHAY KUMAR</text:p>
      <text:p text:style-name="P20"/>
      <text:p text:style-name="P20"/>
      <text:p text:style-name="P20"/>
      <text:p text:style-name="P20"/>
      <text:p text:style-name="P20"/>
      <text:p text:style-name="P20"/>
      <text:p text:style-name="P20"/>
      <text:p text:style-name="P20"/>
      <text:p text:style-name="P20"/>
      <text:p text:style-name="P20"/>
      <text:p text:style-name="P20">Indian Institute of Information Technology Chittoor, SriCtiy, A.P.</text:p>
      <text:p text:style-name="P24">2<text:span text:style-name="T18">6</text:span><text:span text:style-name="T5">th</text:span> September, 2015</text:p>
      <text:p text:style-name="P25"/>
      <text:p text:style-name="P68"/>
      <text:p text:style-name="P38">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table-of-content-source>
        <text:index-body>
          <text:p text:style-name="P14"><text:span text:style-name="T22">Table of Contents<text:tab/></text:span><text:a xlink:type="simple" xlink:href="#__RefHeading___Toc441230970" text:style-name="Index_20_Link" text:visited-style-name="Index_20_Link"><text:span text:style-name="Index_20_Link"><text:span text:style-name="T22">ii</text:span></text:span></text:a></text:p>
          <text:p text:style-name="P14"><text:span text:style-name="T22">Revision History<text:tab/></text:span><text:a xlink:type="simple" xlink:href="#__RefHeading___Toc441230971" text:style-name="Index_20_Link" text:visited-style-name="Index_20_Link"><text:span text:style-name="Index_20_Link"><text:span text:style-name="T22">ii</text:span></text:span></text:a></text:p>
          <text:p text:style-name="P14"><text:span text:style-name="T22">1.<text:tab/>Introduction<text:tab/></text:span><text:span text:style-name="Index_20_Link"><text:span text:style-name="T23">3</text:span></text:span></text:p>
          <text:p text:style-name="P32"><text:span text:style-name="T24"><text:s text:c="6"/></text:span><text:span text:style-name="T25">1.1<text:tab/>Purpose..............................................................................................................................................<text:tab/></text:span><text:span text:style-name="Index_20_Link"><text:span text:style-name="T28">3</text:span></text:span><text:span text:style-name="T25"> </text:span></text:p>
          <text:p text:style-name="P32"><text:span text:style-name="T24"><text:s text:c="6"/></text:span><text:span text:style-name="T25">1.2<text:tab/>Intended Audience and Reading Suggestions<text:tab/></text:span><text:span text:style-name="Index_20_Link"><text:span text:style-name="T28">3</text:span></text:span></text:p>
          <text:p text:style-name="P32"><text:span text:style-name="T24"><text:s text:c="6"/></text:span><text:span text:style-name="T25">1.3<text:tab/>Product Scope<text:tab/></text:span><text:span text:style-name="Index_20_Link"><text:span text:style-name="T28">3</text:span></text:span></text:p>
          <text:p text:style-name="P32"><text:span text:style-name="T24"><text:s text:c="5"/></text:span></text:p>
          <text:p text:style-name="P69"><text:span text:style-name="T22">2.<text:tab/>Overall Description<text:tab/></text:span><text:span text:style-name="Index_20_Link"><text:span text:style-name="T23">4</text:span></text:span></text:p>
          <text:p text:style-name="P14"><text:span text:style-name="T24"><text:s text:c="6"/></text:span><text:span text:style-name="T29">2.1 Product Perspective<text:tab/></text:span><text:span text:style-name="Index_20_Link"><text:span text:style-name="T30">4</text:span></text:span></text:p>
          <text:p text:style-name="P32"><text:span text:style-name="T24"><text:s text:c="6"/></text:span><text:span text:style-name="T25">2.2<text:tab/>Product Functions<text:tab/></text:span><text:span text:style-name="Index_20_Link"><text:span text:style-name="T28">4</text:span></text:span></text:p>
          <text:p text:style-name="P32"><text:span text:style-name="T24"><text:s text:c="6"/></text:span><text:span text:style-name="T25">2.3<text:tab/>User Classes and Characteristics<text:tab/></text:span><text:span text:style-name="Index_20_Link"><text:span text:style-name="T28">5</text:span></text:span></text:p>
          <text:p text:style-name="P32"><text:span text:style-name="T24"><text:s text:c="6"/></text:span><text:span text:style-name="T25">2.4<text:tab/>Operating Environment<text:tab/></text:span><text:span text:style-name="Index_20_Link"><text:span text:style-name="T28">5</text:span></text:span></text:p>
          <text:p text:style-name="P32"><text:span text:style-name="T24"><text:s text:c="6"/></text:span><text:span text:style-name="T25">2.5<text:tab/>Design and Implementation Constraints<text:tab/></text:span><text:span text:style-name="Index_20_Link"><text:span text:style-name="T28">5</text:span></text:span></text:p>
          <text:p text:style-name="P32"><text:span text:style-name="T24"><text:s text:c="6"/></text:span><text:span text:style-name="T25">2.6<text:tab/>User Documentation<text:tab/></text:span><text:span text:style-name="Index_20_Link"><text:span text:style-name="T28">6</text:span></text:span></text:p>
          <text:p text:style-name="P32"><text:span text:style-name="T24"><text:s text:c="6"/></text:span><text:span text:style-name="T25">2.7<text:tab/>Assumptions and Dependencies<text:tab/></text:span><text:span text:style-name="Index_20_Link"><text:span text:style-name="T28">6</text:span></text:span></text:p>
          <text:p text:style-name="P14"><text:span text:style-name="T22">3.<text:tab/>External Interface Requirements<text:tab/></text:span><text:span text:style-name="T23">6</text:span></text:p>
          <text:p text:style-name="P32"><text:span text:style-name="T24"><text:s text:c="6"/></text:span><text:span text:style-name="T25">3.1<text:tab/>User Interfaces<text:tab/></text:span><text:a xlink:type="simple" xlink:href="#__RefHeading___Toc441230987" text:style-name="Index_20_Link" text:visited-style-name="Index_20_Link"><text:span text:style-name="Index_20_Link"><text:span text:style-name="T25">3</text:span></text:span></text:a></text:p>
          <text:p text:style-name="P32"><text:span text:style-name="T24"><text:s text:c="6"/></text:span><text:span text:style-name="T25">3.2<text:tab/>Communications Interfaces<text:tab/></text:span><text:a xlink:type="simple" xlink:href="#__RefHeading___Toc441230990" text:style-name="Index_20_Link" text:visited-style-name="Index_20_Link"><text:span text:style-name="Index_20_Link"><text:span text:style-name="T25">3</text:span></text:span></text:a></text:p>
          <text:p text:style-name="P14"><text:span text:style-name="T22">4.<text:tab/>System Features<text:tab/></text:span><text:a xlink:type="simple" xlink:href="#__RefHeading___Toc441230991" text:style-name="Index_20_Link" text:visited-style-name="Index_20_Link"><text:span text:style-name="Index_20_Link"><text:span text:style-name="T22">4</text:span></text:span></text:a></text:p>
          <text:p text:style-name="P32"><text:span text:style-name="T24"><text:s text:c="6"/></text:span><text:span text:style-name="T25">4.1<text:tab/>User management<text:tab/></text:span><text:a xlink:type="simple" xlink:href="#__RefHeading___Toc441230992" text:style-name="Index_20_Link" text:visited-style-name="Index_20_Link"><text:span text:style-name="Index_20_Link"><text:span text:style-name="T25">4</text:span></text:span></text:a></text:p>
          <text:p text:style-name="P32"><text:span text:style-name="T24"><text:s text:c="6"/></text:span><text:span text:style-name="T25">4.2<text:tab/>User Interface<text:tab/></text:span><text:a xlink:type="simple" xlink:href="#__RefHeading___Toc441230993" text:style-name="Index_20_Link" text:visited-style-name="Index_20_Link"><text:span text:style-name="Index_20_Link"><text:span text:style-name="T25">4</text:span></text:span></text:a></text:p>
          <text:p text:style-name="P32"><text:span text:style-name="T24"><text:s text:c="6"/></text:span><text:span text:style-name="T25">4.3 <text:s/></text:span><text:span text:style-name="T26">Song-to-instrumental converter</text:span><text:span text:style-name="T25"> <text:tab/></text:span><text:a xlink:type="simple" xlink:href="#__RefHeading___Toc441230993" text:style-name="Index_20_Link" text:visited-style-name="Index_20_Link"><text:span text:style-name="Index_20_Link"><text:span text:style-name="T25">4</text:span></text:span></text:a></text:p>
          <text:p text:style-name="P32"><text:span text:style-name="Index_20_Link"><text:span text:style-name="T24"><text:s text:c="6"/></text:span></text:span><text:span text:style-name="Index_20_Link"><text:span text:style-name="T25">4.4<text:tab/></text:span></text:span><text:span text:style-name="Index_20_Link"><text:span text:style-name="T27">Instrumental generator</text:span></text:span><text:span text:style-name="Index_20_Link"><text:span text:style-name="T25"><text:tab/></text:span></text:span><text:a xlink:type="simple" xlink:href="#__RefHeading___Toc441230993" text:style-name="Index_20_Link" text:visited-style-name="Index_20_Link"><text:span text:style-name="Index_20_Link"><text:span text:style-name="T25">4</text:span></text:span></text:a></text:p>
          <text:p text:style-name="P74"><text:span text:style-name="Index_20_Link"><text:span text:style-name="T25"><text:s text:c="6"/>4.4<text:tab/></text:span></text:span><text:span text:style-name="Index_20_Link"><text:span text:style-name="T27">Humming dubsmash</text:span></text:span><text:span text:style-name="Index_20_Link"><text:span text:style-name="T25"><text:tab/></text:span></text:span><text:a xlink:type="simple" xlink:href="#__RefHeading___Toc441230993" text:style-name="Index_20_Link" text:visited-style-name="Index_20_Link"><text:span text:style-name="Index_20_Link"><text:span text:style-name="T25">4</text:span></text:span></text:a></text:p>
          <text:p text:style-name="P14"><text:span text:style-name="T22">5.<text:tab/>Other Nonfunctional Requirements<text:tab/></text:span><text:a xlink:type="simple" xlink:href="#__RefHeading___Toc441230994" text:style-name="Index_20_Link" text:visited-style-name="Index_20_Link"><text:span text:style-name="Index_20_Link"><text:span text:style-name="T22">4</text:span></text:span></text:a></text:p>
          <text:p text:style-name="P32"><text:span text:style-name="T24"><text:s text:c="6"/></text:span><text:span text:style-name="T25">5.1<text:tab/>Performance Requirements<text:tab/></text:span><text:a xlink:type="simple" xlink:href="#__RefHeading___Toc441230995" text:style-name="Index_20_Link" text:visited-style-name="Index_20_Link"><text:span text:style-name="Index_20_Link"><text:span text:style-name="T25">4</text:span></text:span></text:a></text:p>
          <text:p text:style-name="P32"><text:span text:style-name="T24"><text:s text:c="6"/>5.2 <text:s/></text:span><text:span text:style-name="T25">Security Requirements<text:tab/></text:span><text:a xlink:type="simple" xlink:href="#__RefHeading___Toc441230997" text:style-name="Index_20_Link" text:visited-style-name="Index_20_Link"><text:span text:style-name="Index_20_Link"><text:span text:style-name="T25">5</text:span></text:span></text:a></text:p>
          <text:p text:style-name="P31"><text:s text:c="6"/></text:p>
        </text:index-body>
      </text:table-of-content>
      <text:p text:style-name="P13"/>
      <text:p text:style-name="P38"><text:bookmark-start text:name="__RefHeading___Toc441230971"/>Revision History<text:bookmark-end text:name="__RefHeading___Toc441230971"/></text:p>
      <text:p text:style-name="P37">Since this is the initial SRS draft, <text:span text:style-name="T68">I am</text:span> not showing any revision history her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Name</text:p>
          </table:table-cell>
          <table:table-cell table:style-name="Table1.B1" office:value-type="string">
            <text:p text:style-name="P15">Date</text:p>
          </table:table-cell>
          <table:table-cell table:style-name="Table1.B1" office:value-type="string">
            <text:p text:style-name="P15">Reason For Changes</text:p>
          </table:table-cell>
          <table:table-cell table:style-name="Table1.D1" office:value-type="string">
            <text:p text:style-name="P15">Version</text:p>
          </table:table-cell>
        </table:table-row>
        <table:table-row table:style-name="Table1.1">
          <table:table-cell table:style-name="Table1.A2" office:value-type="string">
            <text:p text:style-name="P16">SRS for <text:span text:style-name="T68">MusicEngine</text:span></text:p>
          </table:table-cell>
          <table:table-cell table:style-name="Table1.B2" office:value-type="string">
            <text:p text:style-name="P17">2<text:span text:style-name="T68">8</text:span>/09/2015</text:p>
          </table:table-cell>
          <table:table-cell table:style-name="Table1.B2" office:value-type="string">
            <text:p text:style-name="P18">Initial draft <text:s text:c="23"/></text:p>
          </table:table-cell>
          <table:table-cell table:style-name="Table1.D2" office:value-type="string">
            <text:p text:style-name="P17"><text:span text:style-name="T31"><text:s text:c="8"/></text:span>1.0</text:p>
          </table:table-cell>
        </table:table-row>
      </table:table>
      <text:p text:style-name="P2"/>
      <text:p text:style-name="P2"/>
      <text:p text:style-name="P2"/>
      <text:p text:style-name="P2"/>
      <text:p text:style-name="P2"/>
      <text:p text:style-name="P2"/>
      <text:p text:style-name="P2"/>
      <text:p text:style-name="P2"/>
      <text:list xml:id="list8016310512571322488" text:style-name="WW8Num2">
        <text:list-item>
          <text:p text:style-name="P75"><text:soft-page-break/><text:span text:style-name="T18">I</text:span>ntroduction</text:p>
        </text:list-item>
      </text:list>
      <text:p text:style-name="P5"><text:tab/>This document is a Software Requirement Specification (SRS) for the <text:span text:style-name="T18">MusicEngine</text:span> <text:span text:style-name="T18">android OS</text:span> based <text:span text:style-name="T18">application</text:span>. This is the initial draft for the SRS and it will be used for the extensions. This document is prepared by following IEEE conventions for software requirement specification.</text:p>
      <text:p text:style-name="P5"/>
      <text:p text:style-name="P5"><text:tab/><text:span text:style-name="T32">MusicEngine is an android based application that lets the user compose his own piece of music. The user can even design a new class of songs i.e. hummings.</text:span></text:p>
      <text:list xml:id="list24416446754857" text:continue-numbering="true" text:style-name="WW8Num2">
        <text:list-item>
          <text:list>
            <text:list-item>
              <text:p text:style-name="P82"><text:bookmark-start text:name="__RefHeading___Toc441230973"/>Purpose <text:bookmark-end text:name="__RefHeading___Toc441230973"/></text:p>
            </text:list-item>
          </text:list>
        </text:list-item>
      </text:list>
      <text:p text:style-name="P5">The aim of this project is to develop <text:span text:style-name="T32">an android based application</text:span> <text:span text:style-name="T32">that helps user compose music of his own</text:span>. The application is aimed <text:span text:style-name="T32">to provide users an environment where they can experiment with music and trendify the way music is composed</text:span>. The application further reduces the pain of users they get in <text:span text:style-name="T32">searching suitable music pieces on web</text:span>, by providing <text:span text:style-name="T32">an easy search filter where they can </text:span>select <text:span text:style-name="T32">the genre of instrumental they require and get one</text:span>. This also saves user's time which she/he would spend in developing an new application.</text:p>
      <text:p text:style-name="P5"/>
      <text:list xml:id="list24416424225570" text:continue-numbering="true" text:style-name="WW8Num2">
        <text:list-item>
          <text:list>
            <text:list-item>
              <text:p text:style-name="P82"><text:bookmark-start text:name="__RefHeading___Toc441230975"/>Intended Audience and Reading Suggestions<text:bookmark-end text:name="__RefHeading___Toc441230975"/></text:p>
            </text:list-item>
          </text:list>
        </text:list-item>
      </text:list>
      <text:p text:style-name="P7">This document is intended for android <text:span text:style-name="T33">application </text:span>developers and further intended for those <text:span text:style-name="T33">people</text:span> who <text:span text:style-name="T33">are passionate about music</text:span>. <text:span text:style-name="T33">The event organisers, who frequently need instrumentals according to the events they organise, also come under the audience of this application</text:span>. </text:p>
      <text:p text:style-name="P7"/>
      <text:p text:style-name="P7"><text:tab/>This section talks about the structure of this SRS followed by product scope and references. Section 2 overall description of the project which consists of product perspective, productions, user characteristics and constraints. A detailed description of external interface requirements is given in section 3. The system features are listed under section 4 followed by section 5 that describes the non-functional requirements for the project.</text:p>
      <text:p text:style-name="P5"/>
      <text:list xml:id="list24414952257585" text:continue-numbering="true" text:style-name="WW8Num2">
        <text:list-item>
          <text:list>
            <text:list-item>
              <text:p text:style-name="P82"><text:bookmark-start text:name="__RefHeading___Toc441230976"/>Product Scope<text:bookmark-end text:name="__RefHeading___Toc441230976"/></text:p>
            </text:list-item>
          </text:list>
        </text:list-item>
      </text:list>
      <text:p text:style-name="P5">This project is intended to <text:span text:style-name="T33">develop an</text:span> android application <text:span text:style-name="T33">that does the task of composing music pieces for you</text:span>. The environment provided by <text:span text:style-name="T33">MusicEngine</text:span> to the user is very much user friendly. The application is <text:span text:style-name="T33">gives a provision of converting a vocal music into an instrumental, generating an instrumental of desired mood such as, happiness, milodious, romantic, sad, pop and so on</text:span>. <text:span text:style-name="T34">Further, the user can also make a Dubsmash of his own by adding hummings to the instrumental he generated/uploaded/converted.</text:span> The <text:span text:style-name="T34">MusicEngine</text:span> extensively uses Java <text:span text:style-name="T34">language</text:span>.</text:p>
      <text:p text:style-name="P72"/>
      <text:p text:style-name="P72"/>
      <text:p text:style-name="P72"/>
      <text:list xml:id="list24414596488450" text:continue-numbering="true" text:style-name="WW8Num2">
        <text:list-item>
          <text:p text:style-name="P84"><text:soft-page-break/>Overall Description</text:p>
        </text:list-item>
      </text:list>
      <text:p text:style-name="P27"/>
      <text:list xml:id="list24416406267091" text:continue-numbering="true" text:style-name="WW8Num2">
        <text:list-item>
          <text:list>
            <text:list-item>
              <text:p text:style-name="P85">Product Perspective</text:p>
            </text:list-item>
          </text:list>
        </text:list-item>
      </text:list>
      <text:p text:style-name="P8"><text:tab/>This <text:span text:style-name="T34">android</text:span> based application is eventually intended for the <text:span text:style-name="T34">android application</text:span> developers. <text:span text:style-name="T34">The application will provide an interactive UI to the user where the functionalities a easily able to use</text:span>. However, <text:span text:style-name="T34">most of the processing will be server dependent</text:span>. There will be the <text:span text:style-name="T34">a </text:span>server where all the <text:span text:style-name="T34">user information and audio processing modules will be stored</text:span>. <text:span text:style-name="T34">The application</text:span> will only be the interface for the user that allows her/him to <text:span text:style-name="T34">use</text:span> functionalities she/he wants to <text:span text:style-name="T34">create her/his own piece of music</text:span>.</text:p>
      <text:p text:style-name="P8"><text:tab/></text:p>
      <text:p text:style-name="P12"><text:tab/>From the user point of view, this application is an interface provided to her/him to help him create <text:span text:style-name="T34">instrumentals, mainly, and create dubsmashes</text:span>. The user will have <text:span text:style-name="T52">login environment followed by which he will encounter an interface. The interface provides him four functionalities namely:</text:span></text:p>
      <text:p text:style-name="P12"><text:tab/><text:span text:style-name="T52">&gt; Song-to-instrumental converter</text:span></text:p>
      <text:p text:style-name="P12"><text:tab/><text:span text:style-name="T52">&gt; Release the music engine(generate the music of desired mood)</text:span></text:p>
      <text:p text:style-name="P12"><text:tab/><text:span text:style-name="T52">&gt; hum and make</text:span></text:p>
      <text:p text:style-name="P12"><text:tab/><text:span text:style-name="T52">&gt; make a dubsmash</text:span></text:p>
      <text:p text:style-name="P12"/>
      <text:p text:style-name="P12"><text:s/><text:tab/>The user will have the freedom to choose any of the features which she/he wants to <text:span text:style-name="T52">create his own piece of music</text:span>. <text:span text:style-name="T52">The user can make a humming audio either by uploading a plane music audio and adding humming to it, of by adding humming to the instrumental he generated</text:span>. The user can export the <text:span text:style-name="T52">created file to her/his local file system</text:span>. <text:span text:style-name="T52">He also has the provision of storing the audio on the server.</text:span></text:p>
      <text:p text:style-name="P8"/>
      <text:list xml:id="list24415276091348" text:continue-numbering="true" text:style-name="WW8Num2">
        <text:list-item>
          <text:list>
            <text:list-item>
              <text:p text:style-name="P83"><text:bookmark-start text:name="__RefHeading___Toc441230980"/>Product Functions<text:bookmark-end text:name="__RefHeading___Toc441230980"/></text:p>
            </text:list-item>
          </text:list>
        </text:list-item>
      </text:list>
      <text:p text:style-name="P8"><text:tab/> The product, <text:span text:style-name="T52">MusicEngine</text:span>, will have a number of features which will allow the user to use the different functionalities discussed above. The required functionalities of the product can be listed into four categories: user management requirements, user interface requirements, <text:span text:style-name="T53">song to instrumental converter</text:span> requirements, the <text:span text:style-name="T4">instrumental</text:span> generator requirements <text:span text:style-name="T4">and</text:span> <text:span text:style-name="T4">humming dubsmash </text:span>requirements.</text:p>
      <text:p text:style-name="P8"/>
      <text:p text:style-name="P3">2.2.1 User Management Requirements</text:p>
      <text:p text:style-name="P8"><text:span text:style-name="T10"><text:tab/></text:span><text:span text:style-name="T35">This class of requirements deals with the user authentication mechanism and session management of the users. Each user will have credentials like user-name and password to connect to </text:span><text:span text:style-name="T36">MusicEngine</text:span><text:span text:style-name="T35"> and start </text:span><text:span text:style-name="T36">composing</text:span><text:span text:style-name="T35">.</text:span></text:p>
      <text:p text:style-name="P8"/>
      <text:p text:style-name="P3">2.2.2 User Interface Requirements</text:p>
      <text:p text:style-name="P8"><text:tab/>The interface requirements deals with the <text:span text:style-name="T4">interaction between</text:span> user<text:span text:style-name="T4">s and MusicEngine</text:span>. The user will be provided an easy interface which simply lets him <text:span text:style-name="T4">compose</text:span> once he logs in to the <text:span text:style-name="T4">application</text:span>. The UI comprises of <text:span text:style-name="T4">an initial login</text:span> interface after which the user <text:span text:style-name="T4">encounters</text:span> <text:span text:style-name="T4">four gateways to four different utilities. Each of the utility will have a different user interface. The next section gives a detailed memorandum of user interface.</text:span></text:p>
      <text:p text:style-name="P8"><text:soft-page-break/></text:p>
      <text:p text:style-name="P8"><text:span text:style-name="T10">2.2.3 </text:span><text:span text:style-name="T11">Song-to-instrumental</text:span><text:span text:style-name="T10"> </text:span><text:span text:style-name="T11">convert</text:span><text:span text:style-name="T12">e</text:span><text:span text:style-name="T10">r Requirements</text:span></text:p>
      <text:p text:style-name="P8"><text:span text:style-name="T10"><text:tab/></text:span><text:span text:style-name="T35">This set of requirements deals with the </text:span><text:span text:style-name="T37">files and modules necessary for the conversion of audio to its respective instrumental</text:span><text:span text:style-name="T35">. </text:span><text:span text:style-name="T37">The source code of the converter will be stored on the server which essentially takes in the file to be converted</text:span><text:span text:style-name="T35">. </text:span><text:span text:style-name="T37">The server then makes it available for download.</text:span></text:p>
      <text:p text:style-name="P3"/>
      <text:p text:style-name="P3">2.2.<text:span text:style-name="T54">4</text:span> <text:span text:style-name="T54">Instrumental generator</text:span> Requirements</text:p>
      <text:p text:style-name="P9"><text:tab/>This group of requirements is related to <text:span text:style-name="T54">functionalities that are involved in the generation of the instrumental. Many sample tones of different frequencies will be present in the server and will be embedded in the final instrumental according to the algorithm used for generating that particular type of instrumental</text:span>. <text:span text:style-name="T55">Once the process is over, the instrumental will be made available to the user.</text:span></text:p>
      <text:p text:style-name="P9"/>
      <text:p text:style-name="P4">2.2.<text:span text:style-name="T56">5</text:span> <text:span text:style-name="T56">Humming Dubsmash</text:span> Requirements</text:p>
      <text:p text:style-name="P4"><text:tab/><text:span text:style-name="T38">This class of requirements will be dealing with the </text:span><text:span text:style-name="T39">functionalities involved in making the dubsmash from a given instrumental by adding hummings to it. This also includes the conversion of a song to its humming version but this functionality will not be in the current version of MusicEngine. The user can add humming to a running instrumental and the recording will be made available to export to the local file system. The application provides you the options for storing the result. The more detailed article is in next section.</text:span></text:p>
      <text:p text:style-name="P8"/>
      <text:list xml:id="list24414600824816" text:continue-numbering="true" text:style-name="WW8Num2">
        <text:list-item>
          <text:list>
            <text:list-item>
              <text:p text:style-name="P83"><text:bookmark-start text:name="__RefHeading___Toc441230981"/>User Classes and Characteristics<text:bookmark-end text:name="__RefHeading___Toc441230981"/></text:p>
            </text:list-item>
          </text:list>
        </text:list-item>
      </text:list>
      <text:p text:style-name="P8"><text:span text:style-name="T35">The users of </text:span><text:span text:style-name="T39">MusicEngine</text:span><text:span text:style-name="T35"> will mainly be</text:span><text:span text:style-name="T39"> the music enthusiasts, and the event organizers who frequently fall in a need of music collection for the different events they organize</text:span><text:span text:style-name="T35">. Besides, a class of users will exist which can exploit the application to create </text:span><text:span text:style-name="T39">music pieces just for the satisfaction of their passion</text:span><text:span text:style-name="T35">. </text:span><text:span text:style-name="T39">Moreover, they can exhibit their collection on any well known platform.</text:span><text:span text:style-name="T35"> </text:span><text:span text:style-name="T39">Since I am designing a very user-friendly interface, any user can easily comprehend how to use the application. Besides, the people who want to explore music in an abstract </text:span><text:span text:style-name="T40">manner,</text:span><text:span text:style-name="T39"> also find a place among the users of MusicEngine.</text:span></text:p>
      <text:p text:style-name="P29"/>
      <text:list xml:id="list24415770594955" text:continue-numbering="true" text:style-name="WW8Num2">
        <text:list-item>
          <text:list>
            <text:list-item>
              <text:p text:style-name="P83"><text:bookmark-start text:name="__RefHeading___Toc441230982"/>Operating Environment<text:bookmark-end text:name="__RefHeading___Toc441230982"/></text:p>
            </text:list-item>
          </text:list>
        </text:list-item>
      </text:list>
      <text:p text:style-name="P9">As we mentioned that <text:span text:style-name="T57">MusicEngine</text:span> is a<text:span text:style-name="T57">n</text:span> <text:span text:style-name="T57">android OS based</text:span> application, <text:span text:style-name="T57">it</text:span> will be compatible <text:s/>with all the <text:span text:style-name="T57">versions of android above 4.0</text:span>.</text:p>
      <text:p text:style-name="P29"/>
      <text:p text:style-name="P29"/>
      <text:list xml:id="list24416340860995" text:continue-numbering="true" text:style-name="WW8Num2">
        <text:list-item>
          <text:list>
            <text:list-item>
              <text:p text:style-name="P83"><text:bookmark-start text:name="__RefHeading___Toc441230983"/>Design and Implementation Constraints<text:bookmark-end text:name="__RefHeading___Toc441230983"/></text:p>
            </text:list-item>
          </text:list>
        </text:list-item>
      </text:list>
      <text:p text:style-name="P8"><text:tab/><text:span text:style-name="T58">The application will have some limitations with the instrumental generator. The music generated may not be in the correct tempo which user wants it to be in. There will be a provision where the user can change the tempo of the generated music. The generated music will either be </text:span><text:soft-page-break/><text:span text:style-name="T58">formed from guitar notes or from piano notes. The music will be made of one kind of notes only. But user can also mash-up his own music and prepare a dubsmash. Further, the application will allow certain formats of audio files such as .mp3, .amr and .wav. The user will have to input the audio files into the suggested formats. Similarly, the out will also be in the above suggested formats.</text:span></text:p>
      <text:p text:style-name="P8"/>
      <text:p text:style-name="P8"><text:tab/><text:span text:style-name="T58">The user of this application should have an active internet connection. </text:span>The user information will be kept in encrypted versions in the databases so that the administrator is not able to determine the credentials from database.</text:p>
      <text:p text:style-name="P8"/>
      <text:list xml:id="list24415993271335" text:continue-numbering="true" text:style-name="WW8Num2">
        <text:list-item>
          <text:list>
            <text:list-item>
              <text:p text:style-name="P83"><text:bookmark-start text:name="__RefHeading___Toc441230984"/>User Documentation<text:bookmark-end text:name="__RefHeading___Toc441230984"/></text:p>
            </text:list-item>
          </text:list>
        </text:list-item>
      </text:list>
      <text:p text:style-name="P8"><text:span text:style-name="T31"><text:s/></text:span><text:tab/>The application gives the user <text:span text:style-name="T59">a help section where user can see and understand the directions to use the application.</text:span> Besides, there will be a documentation section provided to the user. This will be more or less like a user manual.</text:p>
      <text:p text:style-name="P29"/>
      <text:list xml:id="list24415465889669" text:continue-numbering="true" text:style-name="WW8Num2">
        <text:list-item>
          <text:list>
            <text:list-item>
              <text:p text:style-name="P83"><text:bookmark-start text:name="__RefHeading___Toc441230985"/>Assumptions and Dependencies<text:bookmark-end text:name="__RefHeading___Toc441230985"/></text:p>
            </text:list-item>
          </text:list>
        </text:list-item>
      </text:list>
      <text:p text:style-name="P8"><text:tab/><text:span text:style-name="T59">The user of this application is assumed to have an active internet connection. Besides, the user should have android OS version above android 4.0.</text:span></text:p>
      <text:p text:style-name="P40"><text:tab/></text:p>
      <text:p text:style-name="P40"><text:tab/>All the dependencies <text:span text:style-name="T59">of the converters, generator and dubsmash maker</text:span> will be stored on the main server.</text:p>
      <text:list xml:id="list24416216220305" text:continue-numbering="true" text:style-name="WW8Num2">
        <text:list-item>
          <text:p text:style-name="P76"><text:bookmark-start text:name="__RefHeading___Toc441230986"/>External Interface Requirements<text:bookmark-end text:name="__RefHeading___Toc441230986"/></text:p>
          <text:list>
            <text:list-item>
              <text:p text:style-name="P83"><text:bookmark-start text:name="__RefHeading___Toc441230987"/>User Interfaces<text:bookmark-end text:name="__RefHeading___Toc441230987"/></text:p>
            </text:list-item>
          </text:list>
        </text:list-item>
      </text:list>
      <text:p text:style-name="P8"><text:tab/>The UI will have: </text:p>
      <text:p text:style-name="P8"><text:tab/>&gt; At the first, a login <text:span text:style-name="T59">screen</text:span>. </text:p>
      <text:p text:style-name="P8"/>
      <text:p text:style-name="P8"><text:tab/>&gt; Followed by the home <text:span text:style-name="T59">screen</text:span> of the application if and only if <text:s/>the credentials provided <text:tab/> <text:s text:c="2"/>were correct. </text:p>
      <text:p text:style-name="P8"/>
      <text:p text:style-name="P8"><text:tab/>&gt; In any other case the user will be redirected to the <text:span text:style-name="T59">login</text:span> page. </text:p>
      <text:p text:style-name="P8"/>
      <text:p text:style-name="P8"><text:tab/>&gt; User gets the provision to get a new password if she/he loses it. A temporary password will be generated and emailed to the user after reseting her/his current password. </text:p>
      <text:p text:style-name="P8"/>
      <text:p text:style-name="P41"><text:tab/>&gt; The home <text:span text:style-name="T60">screen</text:span> of the application provides a <text:span text:style-name="T60">four options to the</text:span> user. <text:span text:style-name="T60">The four features are:</text:span></text:p>
      <text:p text:style-name="P41"><text:tab/><text:tab/>- <text:span text:style-name="T52">Song-to-instrumental converter</text:span></text:p>
      <text:p text:style-name="P41"><text:soft-page-break/><text:tab/><text:tab/>-<text:span text:style-name="T52"> Release the music engine(generate the music of desired mood)</text:span></text:p>
      <text:p text:style-name="P41"><text:tab/><text:tab/>-<text:span text:style-name="T52"> hum and make</text:span></text:p>
      <text:p text:style-name="P41"><text:tab/><text:tab/>-<text:span text:style-name="T52"> make a dubsmash</text:span> </text:p>
      <text:p text:style-name="P8"/>
      <text:p text:style-name="P8"><text:tab/>&gt; <text:span text:style-name="T60">The user may choose any of the options based on what kind of music he wants to create.</text:span></text:p>
      <text:p text:style-name="P8"/>
      <text:p text:style-name="P8"><text:tab/>&gt; <text:span text:style-name="T60">Once the user is done creating his own compostion, he can either save it on the server or in the local file system.</text:span></text:p>
      <text:p text:style-name="P29"/>
      <text:list xml:id="list24415863763894" text:continue-numbering="true" text:style-name="WW8Num2">
        <text:list-item>
          <text:list>
            <text:list-item>
              <text:p text:style-name="P83"><text:bookmark-start text:name="__RefHeading___Toc441230990"/>Communications Interfaces<text:bookmark-end text:name="__RefHeading___Toc441230990"/></text:p>
            </text:list-item>
          </text:list>
        </text:list-item>
      </text:list>
      <text:p text:style-name="P8"><text:tab/>The application requires a<text:span text:style-name="T60">n android OS</text:span> to run upon. <text:span text:style-name="T60">It</text:span> communicates to the server using HTTP protocol. The server will be able to handle multiple requests at a time. This is achieved by multi-threading i.e. the server is able to replicate itself to handle multiple requests. <text:span text:style-name="T61">In fact, the server will be able to stream the audio files if not save on the user's file system.</text:span></text:p>
      <text:list xml:id="list24415519852128" text:continue-numbering="true" text:style-name="WW8Num2">
        <text:list-item>
          <text:p text:style-name="P76"><text:bookmark-start text:name="__RefHeading___Toc441230991"/>System Features<text:bookmark-end text:name="__RefHeading___Toc441230991"/></text:p>
        </text:list-item>
      </text:list>
      <text:p text:style-name="P30">In this subsection, we will examine the features of the application in detail by categorizing them according to their functionality. Alternative flow of events will be given in stimulus/response subsection.</text:p>
      <text:p text:style-name="P28"/>
      <text:p text:style-name="P29"/>
      <text:list xml:id="list24415370915110" text:continue-numbering="true" text:style-name="WW8Num2">
        <text:list-item>
          <text:list>
            <text:list-item>
              <text:p text:style-name="P83"><text:bookmark-start text:name="__RefHeading___Toc441230992"/>User management<text:bookmark-end text:name="__RefHeading___Toc441230992"/></text:p>
            </text:list-item>
          </text:list>
        </text:list-item>
      </text:list>
      <text:p text:style-name="P33">4.1.1 User Authentication</text:p>
      <text:p text:style-name="P34"><text:tab/>There will be a login <text:span text:style-name="T61">screen</text:span> so that user can type in his login information, and login to the application. <text:span text:style-name="T61">The</text:span> <text:span text:style-name="T61">l</text:span>ogin information will be user-name or e-mail address and password specified <text:span text:style-name="T61">during the </text:span>registration process. <text:span text:style-name="T61">The s</text:span>erver let<text:span text:style-name="T61">s</text:span> through the user if the given user-name and password match with the ones in <text:span text:style-name="T61">the</text:span> database. If specified information <text:span text:style-name="T61">does</text:span> not match, an error dialog will be shown. Otherwise, user will be redirected to her/his session. When user forgets her/his password, she/he can request new one from the s<text:span text:style-name="T61">erver</text:span> by specifying his user-name or e-mail.</text:p>
      <text:p text:style-name="P34"/>
      <text:p text:style-name="P34"/>
      <text:p text:style-name="P33">4.1.1.1 Stimulus/Response Sequences</text:p>
      <text:p text:style-name="P34"><text:span text:style-name="T19">Normal Flow of Events:</text:span> </text:p>
      <text:p text:style-name="P34"><text:soft-page-break/>1. User opens the registration <text:span text:style-name="T61">screen</text:span></text:p>
      <text:p text:style-name="P34">2. User specifies his information</text:p>
      <text:p text:style-name="P34">3. System validate the specified information</text:p>
      <text:p text:style-name="P34">4. User is registered to the system</text:p>
      <text:p text:style-name="P34"><text:span text:style-name="T19">Alternative Event Flow 1:</text:span> </text:p>
      <text:p text:style-name="P34">4. User can not register to the system due to inappropriate information</text:p>
      <text:p text:style-name="P34"/>
      <text:p text:style-name="P34"/>
      <text:p text:style-name="P33">4.1.2 Login</text:p>
      <text:p text:style-name="P34"><text:span text:style-name="T19">Normal Flow of Events:</text:span> </text:p>
      <text:p text:style-name="P34">1. User opens the login page</text:p>
      <text:p text:style-name="P34">2. User tries to login to the system with his credentials</text:p>
      <text:p text:style-name="P34">3. System validate<text:span text:style-name="T61">s</text:span> the specified information</text:p>
      <text:p text:style-name="P34">4. User is logged into the system</text:p>
      <text:p text:style-name="P34"><text:span text:style-name="T19">Alternative Event Flow 1:</text:span> </text:p>
      <text:p text:style-name="P34">4. User is not logged into the system due to incorrect credentials</text:p>
      <text:p text:style-name="P34"/>
      <text:p text:style-name="P33">Functional Requirements</text:p>
      <text:p text:style-name="P39"/>
      <text:p text:style-name="P39"><text:span text:style-name="T10">REQ-1:</text:span><text:tab/>The application will provide a registration <text:span text:style-name="T61">screen</text:span></text:p>
      <text:p text:style-name="P39"/>
      <text:p text:style-name="P39"><text:span text:style-name="T10">REQ-2:</text:span><text:tab/>The application will provide a login <text:span text:style-name="T61">screen</text:span></text:p>
      <text:p text:style-name="P39"/>
      <text:p text:style-name="P39"><text:span text:style-name="T10">REQ-</text:span><text:span text:style-name="T13">3</text:span><text:span text:style-name="T10">:</text:span><text:tab/>The application will manage user sessions</text:p>
      <text:list xml:id="list24415081776889" text:continue-numbering="true" text:style-name="WW8Num2">
        <text:list-item>
          <text:list>
            <text:list-item>
              <text:p text:style-name="P83"><text:bookmark-start text:name="__RefHeading___Toc441230993"/>User interface<text:bookmark-end text:name="__RefHeading___Toc441230993"/></text:p>
            </text:list-item>
          </text:list>
        </text:list-item>
      </text:list>
      <text:p text:style-name="P3">4.2.1 <text:tab/>Login <text:span text:style-name="T61">screen</text:span></text:p>
      <text:p text:style-name="P42"><text:span text:style-name="T10"><text:tab/></text:span></text:p>
      <text:p text:style-name="P42"><text:span text:style-name="T41"><text:tab/>It comprises of login form and “forgot password” link.</text:span><text:span text:style-name="T13"> </text:span><text:span text:style-name="T35">The login </text:span><text:span text:style-name="T41">screen</text:span><text:span text:style-name="T35"> will take user-name and password from the user. If the user has given wrong password, she/he will be </text:span><text:soft-page-break/><text:span text:style-name="T35">redirected to the login </text:span><text:span text:style-name="T41">screen</text:span><text:span text:style-name="T35"> again.</text:span></text:p>
      <text:p text:style-name="P3"/>
      <text:p text:style-name="P3">4.2.2<text:tab/>Sign up <text:span text:style-name="T61">screen</text:span></text:p>
      <text:p text:style-name="P3"/>
      <text:p text:style-name="P8"><text:span text:style-name="T10"><text:tab/></text:span><text:span text:style-name="T35">The sign up </text:span><text:span text:style-name="T41">screen</text:span><text:span text:style-name="T35"> will take in the user-name, user email, and password. The user will be redirected to the registration form if:</text:span></text:p>
      <text:p text:style-name="P3"/>
      <text:p text:style-name="P9"><text:tab/>&gt; user-name is already taken by some user</text:p>
      <text:p text:style-name="P9"><text:tab/>&gt; <text:span text:style-name="T62">a mandatory field was left empty</text:span></text:p>
      <text:p text:style-name="P9"><text:tab/><text:span text:style-name="T62">&gt; the information was not give according to the format</text:span></text:p>
      <text:p text:style-name="P3"/>
      <text:p text:style-name="P3">4.2.3<text:tab/>Home page</text:p>
      <text:p text:style-name="P3"/>
      <text:p text:style-name="P8"><text:span text:style-name="T10"><text:tab/></text:span><text:span text:style-name="T35">The home page will provide 4 </text:span><text:span text:style-name="T42">major options</text:span><text:span text:style-name="T35">:</text:span></text:p>
      <text:p text:style-name="P3"/>
      <text:p text:style-name="P9"><text:tab/>&gt; <text:span text:style-name="T62">Song-to-instrumental converter</text:span></text:p>
      <text:p text:style-name="P9"><text:tab/>&gt; <text:span text:style-name="T62">Release the music engine (to generate the instrumental of desired mood)</text:span></text:p>
      <text:p text:style-name="P9"><text:tab/>&gt; <text:span text:style-name="T62">Hum and make</text:span></text:p>
      <text:p text:style-name="P9"><text:tab/><text:span text:style-name="T62">&gt; Make a dubsmash</text:span></text:p>
      <text:p text:style-name="P3"/>
      <text:p text:style-name="P9"><text:tab/><text:span text:style-name="T62">Besides, the user will also be shown his account username on the home screen and some options to change account and privacy settings including an option to change the password</text:span>. <text:span text:style-name="T62">The user may show his profession under his name as a post script In addition to this user will also be shown a sign out tab so that the user can logout.</text:span></text:p>
      <text:list xml:id="list7022038027912978145" text:style-name="L1">
        <text:list-header>
          <text:p text:style-name="P55"/>
        </text:list-header>
        <text:list-item>
          <text:p text:style-name="P55"><text:span text:style-name="T14">Song-to-Instrument converter</text:span></text:p>
        </text:list-item>
      </text:list>
      <text:p text:style-name="P44"><text:tab/></text:p>
      <text:p text:style-name="P44"><text:tab/><text:span text:style-name="T35">The converter interface will be quite user friendly and comprehensive. The user will get the following on the screen</text:span></text:p>
      <text:p text:style-name="P44"><text:span text:style-name="T35"><text:tab/><text:tab/></text:span></text:p>
      <text:p text:style-name="P44"><text:span text:style-name="T35"><text:tab/><text:tab/>&gt; home</text:span></text:p>
      <text:p text:style-name="P44"><text:span text:style-name="T35"><text:tab/><text:tab/>&gt; sign out</text:span></text:p>
      <text:p text:style-name="P44"><text:span text:style-name="T35"><text:tab/><text:tab/></text:span>&gt;<text:span text:style-name="T35"> back tab</text:span></text:p>
      <text:p text:style-name="P44"><text:span text:style-name="T35"><text:tab/><text:tab/></text:span>&gt;<text:span text:style-name="T35"> upload file tab with an option “</text:span><text:span text:style-name="T20">browse from file</text:span><text:span text:style-name="T35">”</text:span></text:p>
      <text:p text:style-name="P44"><text:span text:style-name="T35"><text:tab/><text:tab/>&gt; while the file is being uploaded, user will be shown a button to cancel the <text:tab/><text:tab/><text:tab/> <text:s text:c="3"/>upload</text:span></text:p>
      <text:p text:style-name="P44"><text:tab/><text:tab/>&gt; <text:span text:style-name="T35">after the file is uploaded, the option to delete it will be provided</text:span></text:p>
      <text:p text:style-name="P44"><text:span text:style-name="T35"><text:tab/><text:tab/>&gt; otherwise, the convert button will be provided</text:span></text:p>
      <text:p text:style-name="P44"><text:span text:style-name="T35"><text:tab/><text:tab/>&gt; once the song is converted, the “download” and “save on the sever”, options</text:span></text:p>
      <text:p text:style-name="P44"><text:span text:style-name="T35"><text:tab/><text:tab/> <text:s text:c="2"/>options will be provided</text:span></text:p>
      <text:p text:style-name="P44"><text:span text:style-name="T35"><text:tab/><text:tab/>&gt; after this the user will be shown a pop up asking whether the user wants to <text:tab/><text:tab/><text:tab/> <text:s text:c="2"/>convert more songs or he wants to go back</text:span></text:p>
      <text:p text:style-name="P44"/>
      <text:list xml:id="list24414801187231" text:continue-numbering="true" text:style-name="L1">
        <text:list-item>
          <text:p text:style-name="P45">Release the MusicEngine</text:p>
        </text:list-item>
      </text:list>
      <text:p text:style-name="P3"/>
      <text:p text:style-name="P49"><text:tab/><text:span text:style-name="T42">This is going to provide user:</text:span></text:p>
      <text:p text:style-name="P50"><text:soft-page-break/><text:span text:style-name="T42"><text:tab/><text:tab/>&gt; home</text:span></text:p>
      <text:p text:style-name="P46"><text:span text:style-name="T35"><text:tab/><text:tab/>&gt; sign out</text:span></text:p>
      <text:p text:style-name="P46"><text:span text:style-name="T35"><text:tab/><text:tab/></text:span><text:span text:style-name="T42">&gt;</text:span><text:span text:style-name="T35"> back tab</text:span></text:p>
      <text:p text:style-name="P50"><text:span text:style-name="T42"><text:tab/><text:tab/>&gt; a drop dow</text:span><text:span text:style-name="T44">n</text:span><text:span text:style-name="T42"> menu, where the user can select which genre of music user wants <text:tab/><text:tab/> <text:s text:c="2"/>the application to generate.</text:span></text:p>
      <text:p text:style-name="P49"><text:span text:style-name="T42"><text:tab/><text:tab/>&gt; </text:span><text:span text:style-name="T43">after some moments, essentially after the instrumental is generated, the user will <text:tab/><text:tab/> <text:s text:c="2"/>be asked to </text:span><text:span text:style-name="T44">download or cancel it.</text:span></text:p>
      <text:p text:style-name="P49"><text:span text:style-name="T44"/></text:p>
      <text:list xml:id="list24415032022009" text:continue-numbering="true" text:style-name="L1">
        <text:list-item>
          <text:p text:style-name="P51">Hum and make</text:p>
        </text:list-item>
      </text:list>
      <text:p text:style-name="P52"><text:tab/></text:p>
      <text:p text:style-name="P52"><text:tab/><text:span text:style-name="T35">This inerface will let the user create humming instrumental. The following will be the constituents of this screen.</text:span></text:p>
      <text:p text:style-name="P52"><text:span text:style-name="T35"><text:tab/><text:tab/></text:span><text:span text:style-name="T42">&gt; home</text:span></text:p>
      <text:p text:style-name="P46"><text:span text:style-name="T35"><text:tab/><text:tab/>&gt; sign out</text:span></text:p>
      <text:p text:style-name="P46"><text:span text:style-name="T35"><text:tab/><text:tab/>&gt; back tab</text:span></text:p>
      <text:p text:style-name="P60"><text:tab/><text:tab/><text:span text:style-name="T45">&gt;</text:span><text:span text:style-name="T63"> “</text:span><text:span text:style-name="T45">add humming to a file” tab</text:span></text:p>
      <text:p text:style-name="P60"><text:span text:style-name="T45"><text:tab/><text:tab/>&gt; followed by an upload dialog box</text:span></text:p>
      <text:p text:style-name="P60"><text:span text:style-name="T45"><text:tab/><text:tab/>&gt; once the audio is uploaded, user will be shown a timeline and that increments</text:span></text:p>
      <text:p text:style-name="P62"><text:tab/><text:tab/> <text:s text:c="2"/>as the audio runs.</text:p>
      <text:p text:style-name="P62"><text:tab/><text:tab/>&gt; the user can start the timer and start humming</text:p>
      <text:p text:style-name="P62"><text:tab/><text:tab/>&gt; once the recording is done, the user can download it or save it on the server.</text:p>
      <text:p text:style-name="P62"><text:tab/></text:p>
      <text:list xml:id="list24415122143736" text:continue-numbering="true" text:style-name="L1">
        <text:list-item>
          <text:p text:style-name="P54">Make a dubsmash</text:p>
        </text:list-item>
      </text:list>
      <text:p text:style-name="P53"><text:tab/></text:p>
      <text:p text:style-name="P53"><text:tab/><text:span text:style-name="T35">This inerface will let the user create humming instrumental. The following will be the constituents of this screen.</text:span></text:p>
      <text:p text:style-name="P53"><text:span text:style-name="T35"><text:tab/><text:tab/></text:span><text:span text:style-name="T42">&gt; home</text:span></text:p>
      <text:p text:style-name="P47"><text:span text:style-name="T35"><text:tab/><text:tab/>&gt; sign out</text:span></text:p>
      <text:p text:style-name="P47"><text:span text:style-name="T35"><text:tab/><text:tab/>&gt; back tab</text:span></text:p>
      <text:p text:style-name="P61"><text:tab/><text:tab/><text:span text:style-name="T45">&gt;</text:span><text:span text:style-name="T63"> </text:span><text:span text:style-name="T46">select files to be mashed-up</text:span><text:span text:style-name="T45"> </text:span><text:span text:style-name="T46">(from local file system; should be under the <text:tab/><text:tab/><text:tab/> <text:s text:c="2"/>prescribed format)</text:span></text:p>
      <text:p text:style-name="P61"><text:span text:style-name="T45"><text:tab/><text:tab/>&gt; “</text:span><text:span text:style-name="T47">prepare mash-up” tab</text:span></text:p>
      <text:p text:style-name="P61"><text:span text:style-name="T45"><text:tab/><text:tab/>&gt; </text:span><text:span text:style-name="T48">download or save on server.</text:span></text:p>
      <text:p text:style-name="P63"><text:tab/><text:tab/></text:p>
      <text:p text:style-name="P63"/>
      <text:p text:style-name="P33"/>
      <text:p text:style-name="P33"/>
      <text:p text:style-name="P33"/>
      <text:p text:style-name="P33"/>
      <text:p text:style-name="P33"/>
      <text:p text:style-name="P33">Functional Requirements</text:p>
      <text:p text:style-name="P36"><text:soft-page-break/></text:p>
      <text:p text:style-name="P36"><text:span text:style-name="T35"><text:tab/><text:tab/></text:span><text:span text:style-name="T10">REQ-</text:span><text:span text:style-name="T14">4</text:span><text:span text:style-name="T10">:</text:span><text:span text:style-name="T35"><text:tab/>The application will provide </text:span><text:span text:style-name="T42">tile-like options</text:span><text:span text:style-name="T35"> for easy </text:span><text:span text:style-name="T42">navigation</text:span><text:span text:style-name="T35"><text:tab/><text:tab/></text:span></text:p>
      <text:p text:style-name="P35"/>
      <text:p text:style-name="P36"><text:span text:style-name="T35"><text:tab/><text:tab/></text:span><text:span text:style-name="T10">REQ-</text:span><text:span text:style-name="T14">5</text:span><text:span text:style-name="T10">:</text:span><text:span text:style-name="T35"><text:tab/>The application gives the option to download the </text:span><text:span text:style-name="T48">file generated</text:span></text:p>
      <text:p text:style-name="P39"/>
      <text:p text:style-name="P36"><text:span text:style-name="T35"><text:tab/><text:tab/></text:span><text:span text:style-name="T10">REQ-</text:span><text:span text:style-name="T14">6</text:span><text:span text:style-name="T10">:</text:span><text:span text:style-name="T35"><text:tab/>The application </text:span><text:span text:style-name="T48">should provide an option to sign out on every <text:tab/><text:tab/><text:tab/><text:tab/><text:tab/> screen</text:span></text:p>
      <text:p text:style-name="P94"><text:span text:style-name="T35"><text:tab/><text:tab/></text:span></text:p>
      <text:p text:style-name="P94"><text:span text:style-name="T35"><text:tab/><text:tab/></text:span><text:span text:style-name="T15">REQ-7:</text:span><text:span text:style-name="T35"><text:tab/></text:span><text:span text:style-name="T48">The application will let the user go to home page from wherever he <text:tab/><text:tab/><text:tab/><text:tab/> is, on one click.</text:span><text:span text:style-name="T35"><text:tab/></text:span><text:span text:style-name="T10"><text:tab/><text:tab/></text:span></text:p>
      <text:p text:style-name="P35"/>
      <text:list xml:id="list24414891755222" text:continue-list="list24415081776889" text:style-name="WW8Num2">
        <text:list-item>
          <text:list>
            <text:list-item>
              <text:p text:style-name="P86"><text:span text:style-name="T64">Song-to-Instrumental Converter</text:span></text:p>
            </text:list-item>
          </text:list>
        </text:list-item>
      </text:list>
      <text:p text:style-name="P8"><text:span text:style-name="T20">Normal flow for the event:</text:span></text:p>
      <text:p text:style-name="P10"/>
      <text:p text:style-name="P11">1. The <text:span text:style-name="T64">user</text:span> will <text:span text:style-name="T64">select </text:span>the <text:span text:style-name="T64">audio file from the system and will drag it to the upload dialog box</text:span></text:p>
      <text:p text:style-name="P10"/>
      <text:p text:style-name="P11">2. <text:span text:style-name="T64">The user will click on 'convert' tab, and the conversion will start</text:span></text:p>
      <text:p text:style-name="P10"/>
      <text:p text:style-name="P57"><text:span text:style-name="T66">3. User may download the instrumental or add to the online archive.</text:span></text:p>
      <text:p text:style-name="P56"/>
      <text:p text:style-name="P58"><text:span text:style-name="T21">Alternative</text:span><text:span text:style-name="T20"> event </text:span><text:span text:style-name="T21">flow </text:span><text:span text:style-name="T20">:</text:span></text:p>
      <text:p text:style-name="P59"><text:span text:style-name="T20"/></text:p>
      <text:p text:style-name="P56">1. The error will be shown if the file format was incompatible <text:span text:style-name="T65">with</text:span> the application</text:p>
      <text:p text:style-name="P56"/>
      <text:p text:style-name="P79">Functional Requirements</text:p>
      <text:p text:style-name="P96"/>
      <text:p text:style-name="P96"><text:span text:style-name="T35"><text:tab/><text:tab/></text:span><text:span text:style-name="T10">REQ-</text:span><text:span text:style-name="T16">8</text:span><text:span text:style-name="T10">:</text:span><text:span text:style-name="T35"><text:tab/>The application will </text:span><text:span text:style-name="T49">be conscious about the file format</text:span><text:span text:style-name="T35"><text:tab/><text:tab/></text:span></text:p>
      <text:p text:style-name="P95"/>
      <text:p text:style-name="P96"><text:span text:style-name="T35"><text:tab/><text:tab/></text:span></text:p>
      <text:p text:style-name="P97"><text:span text:style-name="T35"><text:tab/></text:span></text:p>
      <text:list xml:id="list24415794654904" text:continue-numbering="true" text:style-name="WW8Num2">
        <text:list-item>
          <text:list>
            <text:list-item>
              <text:p text:style-name="P87">Instrumental generator</text:p>
            </text:list-item>
          </text:list>
        </text:list-item>
      </text:list>
      <text:p text:style-name="P89"><text:s/><text:tab/>The user is given options to <text:span text:style-name="T66">select the genre of music she/he wants to generate</text:span>.</text:p>
      <text:p text:style-name="P91"><text:span text:style-name="T2"><text:s/></text:span><text:span text:style-name="T3">Normal flow for this event:</text:span></text:p>
      <text:p text:style-name="P89">1. The user will select the option <text:span text:style-name="T66">from the list of moods</text:span></text:p>
      <text:p text:style-name="P89">2. The user will <text:span text:style-name="T66">click on “Release Engine” tab</text:span></text:p>
      <text:p text:style-name="P89">3. <text:span text:style-name="T66">Once the instrumental is generated, the user can stream it at a desired tempo.</text:span></text:p>
      <text:p text:style-name="P64">4. If satisfied, user may download the instrumental</text:p>
      <text:p text:style-name="P64"/>
      <text:p text:style-name="P66"><text:soft-page-break/>Alternative flow for this event:</text:p>
      <text:p text:style-name="P64">4. User can cancel the generated music and can create a new one</text:p>
      <text:p text:style-name="P64"/>
      <text:p text:style-name="P80">Functional Requirements</text:p>
      <text:p text:style-name="P98"/>
      <text:p text:style-name="P98"><text:span text:style-name="T35"><text:tab/><text:tab/></text:span><text:span text:style-name="T10">REQ-</text:span><text:span text:style-name="T16">8</text:span><text:span text:style-name="T10">:</text:span><text:span text:style-name="T35"><text:tab/>The </text:span><text:span text:style-name="T50">application provides an option for the user to</text:span><text:span text:style-name="T51"> stream the <text:tab/><text:tab/><text:tab/><text:tab/><text:tab/>generated </text:span></text:p>
      <text:p text:style-name="P99"><text:span text:style-name="T50"><text:tab/><text:tab/></text:span></text:p>
      <text:p text:style-name="P99"><text:span text:style-name="T50"><text:tab/><text:tab/></text:span><text:span text:style-name="T17">REQ-9:<text:tab/></text:span><text:span text:style-name="T51">The application will give an option to the user to change the tempo <text:tab/><text:tab/><text:tab/><text:tab/>of the generated instrumental</text:span></text:p>
      <text:p text:style-name="P100"/>
      <text:p text:style-name="P100"/>
      <text:list xml:id="list24414539608538" text:continue-numbering="true" text:style-name="WW8Num2">
        <text:list-item>
          <text:list>
            <text:list-item>
              <text:p text:style-name="P88">Humming dubsmash</text:p>
            </text:list-item>
          </text:list>
        </text:list-item>
      </text:list>
      <text:p text:style-name="P90"><text:s/><text:tab/>The user <text:span text:style-name="T67">will be allowed to make dubsmashes of his own.</text:span></text:p>
      <text:p text:style-name="P92"><text:span text:style-name="T2"><text:s/></text:span><text:span text:style-name="T3">Normal flow for this event:</text:span></text:p>
      <text:p text:style-name="P90">1. The user will <text:span text:style-name="T67">upload</text:span> the <text:span text:style-name="T67">file(s) from the system</text:span></text:p>
      <text:p text:style-name="P90">2. The user <text:span text:style-name="T67">will click on create dubsmash</text:span></text:p>
      <text:p text:style-name="P90">3. <text:span text:style-name="T67">Once uploaded, user can also add her/his himmings to the instrumental</text:span></text:p>
      <text:p text:style-name="P65">4. If satisfied, user may download the instrumental</text:p>
      <text:p text:style-name="P65"/>
      <text:p text:style-name="P67">Alternative flow for this event:</text:p>
      <text:p text:style-name="P65"><text:span text:style-name="T67">1</text:span>. <text:span text:style-name="T67">User may reject the upload because of incompatible file format</text:span></text:p>
      <text:p text:style-name="P65"/>
      <text:p text:style-name="P81"/>
      <text:p text:style-name="P81">Functional Requirements</text:p>
      <text:p text:style-name="P99"/>
      <text:p text:style-name="P99"><text:span text:style-name="T35"><text:tab/><text:tab/></text:span><text:span text:style-name="T10">REQ-</text:span><text:span text:style-name="T17">10</text:span><text:span text:style-name="T10">:</text:span><text:span text:style-name="T35"><text:tab/>The </text:span><text:span text:style-name="T50">application provides an </text:span><text:span text:style-name="T51">timeline audio player which can stream <text:tab/><text:tab/><text:tab/><text:tab/>the audios online</text:span></text:p>
      <text:p text:style-name="P99"><text:span text:style-name="T50"><text:tab/></text:span></text:p>
      <text:list xml:id="list24415563874447" text:continue-numbering="true" text:style-name="WW8Num2">
        <text:list-item>
          <text:p text:style-name="P76"><text:bookmark-start text:name="__RefHeading___Toc441230994"/>Other Nonfunctional Requirements<text:bookmark-end text:name="__RefHeading___Toc441230994"/></text:p>
        </text:list-item>
      </text:list>
      <text:p text:style-name="P8"><text:tab/>In this section, last group of the requirements which is non-functional requirements will be explained in detail. Non-functional requirements include performance requirements and security requirements.</text:p>
      <text:list xml:id="list24416257103827" text:continue-numbering="true" text:style-name="WW8Num2">
        <text:list-item>
          <text:list>
            <text:list-item>
              <text:p text:style-name="P83"><text:bookmark-start text:name="__RefHeading___Toc441230995"/><text:soft-page-break/>Performance Requirements<text:bookmark-end text:name="__RefHeading___Toc441230995"/></text:p>
            </text:list-item>
          </text:list>
        </text:list-item>
      </text:list>
      <text:p text:style-name="P8"><text:tab/>Since this <text:span text:style-name="T67">application</text:span> is going to <text:span text:style-name="T67">be dependent on connectivity</text:span>, it does require a<text:span text:style-name="T67">n internet connection with cosiderably good speed. </text:span><text:s/></text:p>
      <text:p text:style-name="P8"><text:tab/></text:p>
      <text:p text:style-name="P8"><text:tab/>Server machine should have a powerful CPU and high speed Internet access so that it can handle multiple users at the same time. </text:p>
      <text:p text:style-name="P8"><text:tab/></text:p>
      <text:p text:style-name="P8"><text:tab/>Another performance requirement is the storage space. Higher storage space affects the performance. The user expects the application to be light-weighted so that <text:span text:style-name="T67">she/he does not have to reserve much of her/his memory for just one application</text:span></text:p>
      <text:p text:style-name="P8"><text:tab/></text:p>
      <text:list xml:id="list24414829430173" text:continue-numbering="true" text:style-name="WW8Num2">
        <text:list-item>
          <text:list>
            <text:list-item>
              <text:p text:style-name="P83"><text:bookmark-start text:name="__RefHeading___Toc441230997"/>Security Requirements<text:bookmark-end text:name="__RefHeading___Toc441230997"/></text:p>
            </text:list-item>
          </text:list>
        </text:list-item>
      </text:list>
      <text:p text:style-name="P8"/>
      <text:p text:style-name="P6"><text:tab/>Since all the user and the application data is stored online on the server, it becomes very important to keep the data encrypted and to take sufficient and efficient measures to protect the privacy of user data.</text:p>
      <text:p text:style-name="P6"/>
      <text:p text:style-name="P71"><text:tab/>Since all the processing is done on the server, user should be restricted in terms of user rights. The user should not be able to access any of the files in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tyle:font-family-generic="roman"/>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1" style:display-name="Heading 1" style:family="paragraph" style:parent-style-name="Standard" style:next-style-name="Standard" style:list-style-name="WW8Num2"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208f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Software<text:span text:style-name="MT1"> </text:span>Requirements Specification for <text:span text:style-name="MT2">MusicEngine</text:span><text:tab/><text:tab/>Page <text:page-number text:select-page="current">xiii</text:page-number></text:p>
      </style:header>
      <style:footer>
        <text:p text:style-name="Footer"/>
      </style:footer>
    </style:master-page>
    <style:master-page style:name="Convert_20_2" style:display-name="Convert 2" style:page-layout-name="Mpm3">
      <style:header>
        <text:p text:style-name="MP1">Software<text:span text:style-name="MT1"> </text:span>Requirements Specification for Live Learning<text:tab/><text:tab/>Page <text:page-number text:select-page="curr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2:27:44.478693050</meta:creation-date>
    <dc:date>2015-09-28T02:44:14.206568071</dc:date>
    <meta:editing-duration>PT3H33M42S</meta:editing-duration>
    <meta:editing-cycles>24</meta:editing-cycles>
    <meta:generator>LibreOffice/4.2.8.2$Linux_X86_64 LibreOffice_project/420m0$Build-2</meta:generator>
    <meta:document-statistic meta:table-count="1" meta:image-count="0" meta:object-count="0" meta:page-count="13" meta:paragraph-count="249" meta:word-count="3080" meta:character-count="19036" meta:non-whitespace-character-count="15795"/>
  </office:meta>
</office:document-meta>
</file>